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4pt" style:font-size-asian="14pt" style:font-size-complex="14pt" fo:font-weight="bold" style:font-weight-asian="bold" style:font-weight-complex="bold" style:font-family-generic="roman"/>
    </style:style>
    <style:style style:name="ce3" style:family="table-cell" style:parent-style-name="Default" style:data-style-name="N19">
      <style:table-cell-properties style:vertical-align="middle"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5"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27541666666667cm"/>
    </style:style>
    <style:style style:name="co2" style:family="table-column">
      <style:table-column-properties fo:break-before="auto" style:column-width="32.5172916666667cm"/>
    </style:style>
    <style:style style:name="co3" style:family="table-column">
      <style:table-column-properties fo:break-before="auto" style:column-width="1.905cm"/>
    </style:style>
    <style:style style:name="co4" style:family="table-column">
      <style:table-column-properties fo:break-before="auto" style:column-width="30.876875cm"/>
    </style:style>
    <style:style style:name="co5" style:family="table-column">
      <style:table-column-properties fo:break-before="auto" style:column-width="30.5329166666667cm"/>
    </style:style>
    <style:style style:name="co6" style:family="table-column">
      <style:table-column-properties fo:break-before="auto" style:column-width="31.2472916666667cm"/>
    </style:style>
    <style:style style:name="co7" style:family="table-column">
      <style:table-column-properties fo:break-before="auto" style:column-width="30.5858333333333cm"/>
    </style:style>
    <style:style style:name="co8" style:family="table-column">
      <style:table-column-properties fo:break-before="auto" style:column-width="2.35479166666667cm"/>
    </style:style>
    <style:style style:name="co9" style:family="table-column">
      <style:table-column-properties fo:break-before="auto" style:column-width="30.48cm"/>
    </style:style>
    <style:style style:name="ro1" style:family="table-row">
      <style:table-row-properties style:row-height="18.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10.2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26pt" style:use-optimal-row-height="true" fo:break-before="auto"/>
    </style:style>
    <style:style style:name="ro6" style:family="table-row">
      <style:table-row-properties style:row-height="78.75pt" style:use-optimal-row-height="true" fo:break-before="auto"/>
    </style:style>
    <style:style style:name="ro7" style:family="table-row">
      <style:table-row-properties style:row-height="94.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41.75pt" style:use-optimal-row-height="true" fo:break-before="auto"/>
    </style:style>
    <style:style style:name="ro10" style:family="table-row">
      <style:table-row-properties style:row-height="63pt" style:use-optimal-row-height="true" fo:break-before="auto"/>
    </style:style>
    <style:style style:name="ro11" style:family="table-row">
      <style:table-row-properties style:row-height="18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Apri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3">
          <table:table-cell office:value-type="date" office:date-value="2018-10-04T00:00:00" table:style-name="ce3">
            <text:p>10/4/2018</text:p>
          </table:table-cell>
          <table:table-cell office:value-type="string" table:style-name="ce4">
            <text:p>Downloaded jenkins on windows,</text:p>
            <text:p>Started jenkins using command prompt and done with the following command to extract the .war file (java -jar jenkins.war),</text:p>
            <text:p>Accessed jenkins through the link −&gt;<text:s/><text:span text:style-name="T2">http://localhost:8080</text:span>,</text:p>
            <text:p>Jenkins dashboard is opened by providing user name and password,</text:p>
            <text:p>Exploring jenkins dashboard/console,</text:p>
            <text:p>Changed the port from 8080 to 8088 using the command<text:s/><text:span text:style-name="T2">java -jar jenkins.war --httpPort=8088</text:span><text:s/>and accessed jenkins through link -&gt;<text:s/><text:span text:style-name="T2">http://localhost:8088</text:span>,</text:p>
            <text:p>Troubleshooting the issue regarding plugins as default plugins are not available in the dashboard.</text:p>
          </table:table-cell>
          <table:table-cell table:number-columns-repeated="16382"/>
        </table:table-row>
        <table:table-row table:style-name="ro4">
          <table:table-cell table:style-name="ce3"/>
          <table:table-cell table:number-columns-repeated="16383" table:style-name="ce1"/>
        </table:table-row>
        <table:table-row table:style-name="ro5">
          <table:table-cell office:value-type="date" office:date-value="2018-11-04T00:00:00" table:style-name="ce3">
            <text:p>11/4/2018</text:p>
          </table:table-cell>
          <table:table-cell office:value-type="string" table:style-name="ce4">
            <text:p>Working with the scenario: Compiling and running a java file in jenkins on Windows i.e., by integrating Jenkins and GitHub (with the GitHub Jenkins Plugin),</text:p>
            <text:p>Exploring GitHub repository,</text:p>
            <text:p>Created an account in github -&gt; https://github.com/ and created a new repository,</text:p>
            <text:p>Uploaded some files into repository by browsing the fil path and committed the changes,</text:p>
            <text:p>Checked the files present in the particular repo whether they are committed or not,</text:p>
            <text:p>Modified files which are already uploaded in the repo and again committed,</text:p>
            <text:p>Deleted files in the repository by selecting particular file to be deleted and again committed,</text:p>
            <text:p>I have pushed the code into the git repository and committed the changes required, debugging the plugins issue in jenkins and doing documentation parallely.</text:p>
          </table:table-cell>
          <table:table-cell table:number-columns-repeated="16382"/>
        </table:table-row>
        <table:table-row table:style-name="ro4">
          <table:table-cell table:style-name="ce3"/>
          <table:table-cell table:number-columns-repeated="16383" table:style-name="ce1"/>
        </table:table-row>
        <table:table-row table:style-name="ro6">
          <table:table-cell office:value-type="date" office:date-value="2018-12-04T00:00:00" table:style-name="ce3">
            <text:p>12/4/2018</text:p>
          </table:table-cell>
          <table:table-cell office:value-type="string" table:style-name="ce4">
            <text:p>Done with a scenario Git Plugin setup in Jenkins,</text:p>
            <text:p>Downloaded the latest Git.exe file for Windows and Installed,</text:p>
            <text:p>Aaccessing git from windows command prompt without using Github server,</text:p>
            <text:p>Got to know about Git advantages,</text:p>
            <text:p>Working with git commands which are used to set a git repository.</text:p>
          </table:table-cell>
          <table:table-cell table:number-columns-repeated="16382"/>
        </table:table-row>
        <table:table-row table:style-name="ro4">
          <table:table-cell table:style-name="ce3"/>
          <table:table-cell table:number-columns-repeated="16383" table:style-name="ce1"/>
        </table:table-row>
        <table:table-row table:style-name="ro7">
          <table:table-cell office:value-type="string" table:style-name="ce3">
            <text:p>13/4/2018</text:p>
          </table:table-cell>
          <table:table-cell office:value-type="string" table:style-name="ce4">
            <text:p>Working with the scenario integrating jenkins and github i.e., Compiling and running a java file in jenkins on Windows,</text:p>
            <text:p>Successfully pushed the code into git repository,</text:p>
            <text:p>But unable to push code from git repository to the jenkins because of the following issue,</text:p>
            <text:p><text:s text:c="2"/>Error occurred due to "SSL certificate problem: self signed certificate in certificate chain",</text:p>
            <text:p>I have cloned files from the repository to local environment just to verify. But again faced the same issue,</text:p>
            <text:p>Unable to access git, so troubleshooting the above issue.</text:p>
          </table:table-cell>
          <table:table-cell table:number-columns-repeated="16382"/>
        </table:table-row>
        <table:table-row table:style-name="ro2">
          <table:table-cell table:number-columns-repeated="16384"/>
        </table:table-row>
        <table:table-row table:style-name="ro8">
          <table:table-cell office:value-type="string" table:style-name="ce3">
            <text:p>16/4/2018</text:p>
          </table:table-cell>
          <table:table-cell office:value-type="string" table:style-name="ce4">
            <text:p>Done with the scenario:</text:p>
            <text:p>Integrating jenkins and github via github plugin i.e., Compiling and running a java application in jenkins on Windows</text:p>
            <text:p>Created a job in jenkins</text:p>
            <text:p>Configured the job with respective details:</text:p>
            <text:p><text:s/>Gave Project details and GitHub url (as my repository is hosted from github)</text:p>
            <text:p><text:s/>Selected Source Code Management (SCM) as Git and provided the respective url</text:p>
            <text:p><text:s/>Next pushed the code; next coming to Build section, opted for add build step<text:s/></text:p>
            <text:p><text:s/>Gave the commands required for compiling and running the application by selecting the option Execute Windows batch command.</text:p>
            <text:p><text:s/>Saved and Build the job successfully; Now build history is seen by clicking #1<text:s/></text:p>
            <text:p><text:s/>Output is viewed in console output section once job is build successfully.</text:p>
          </table:table-cell>
          <table:table-cell table:number-columns-repeated="16382"/>
        </table:table-row>
        <table:table-row table:style-name="ro2">
          <table:table-cell table:number-columns-repeated="16384"/>
        </table:table-row>
        <table:table-row table:style-name="ro6">
          <table:table-cell office:value-type="string" table:style-name="ce3">
            <text:p>17/4/2018</text:p>
          </table:table-cell>
          <table:table-cell office:value-type="string" table:style-name="ce4">
            <text:p>Doing research and development on pull request and merge request,</text:p>
            <text:p>Attended KT session on NOC (Network Operations Center) and Nagios,</text:p>
            <text:p>Done with the issue "SSL certificate problem: self signed certificate in certificate chain",</text:p>
            <text:p>Tested Jenkins by picking up an appilcation from git repositroy to integrate,</text:p>
            <text:p>Troubleshooting the issue: Class names, are only accepted if annotation processing is explicitly requested.</text:p>
          </table:table-cell>
          <table:table-cell table:number-columns-repeated="16382"/>
        </table:table-row>
        <table:table-row table:style-name="ro4">
          <table:table-cell table:style-name="ce3"/>
          <table:table-cell table:number-columns-repeated="16383" table:style-name="ce1"/>
        </table:table-row>
        <table:table-row table:style-name="ro6">
          <table:table-cell office:value-type="string" table:style-name="ce3">
            <text:p>18/4/2018</text:p>
          </table:table-cell>
          <table:table-cell office:value-type="string" table:style-name="ce4">
            <text:p>Done with the issue "Class names, are only accepted if annotation processing is explicitly requested",</text:p>
            <text:p>Tested the scenario again in Jenkins by picking up an appilcation from git repositroy to integrate - worked fine,</text:p>
            <text:p>Done documnetation on the scenarios: Jenkins - Git Setup &amp; Integrating Jenkins - GitHub,</text:p>
            <text:p>Attended KT session regarding disk alerts and application alerts,</text:p>
            <text:p>Getting to know about Network Operations Center, its design and managing NOC.</text:p>
          </table:table-cell>
          <table:table-cell table:number-columns-repeated="16382"/>
        </table:table-row>
        <table:table-row table:style-name="ro2">
          <table:table-cell table:number-columns-repeated="16384"/>
        </table:table-row>
        <table:table-row table:style-name="ro3">
          <table:table-cell office:value-type="string" table:style-name="ce3">
            <text:p>19/4/2018</text:p>
          </table:table-cell>
          <table:table-cell office:value-type="string" table:style-name="ce4">
            <text:p>Getting to know about and working on:</text:p>
            <text:p>Booting process in linux,</text:p>
            <text:p>Steps involved in the booting process,</text:p>
            <text:p>Commands to Monitor Swap Space Usage in Linux,</text:p>
            <text:p>Usage of nice and renice commands,</text:p>
            <text:p>Exploring the git gui ,</text:p>
            <text:p>Doing r&amp;d on git on windows.</text:p>
          </table:table-cell>
          <table:table-cell table:number-columns-repeated="16382"/>
        </table:table-row>
        <table:table-row table:style-name="ro2">
          <table:table-cell table:number-columns-repeated="16384"/>
        </table:table-row>
        <table:table-row table:style-name="ro6">
          <table:table-cell office:value-type="string" table:style-name="ce3">
            <text:p>20/4/2018</text:p>
          </table:table-cell>
          <table:table-cell office:value-type="string" table:style-name="ce4">
            <text:p>Attended a meeting on an effective communication,</text:p>
            <text:p>Got to know about logrotate,</text:p>
            <text:p>Doing r&amp;d on git extension on windows,</text:p>
            <text:p>Working with the scenario Jenkins Tomcat setup,</text:p>
            <text:p>Troubleshooting the issue "FAIL - Application at context path [/jenkins] could not be started".</text:p>
          </table:table-cell>
          <table:table-cell table:number-columns-repeated="16382"/>
        </table:table-row>
        <table:table-row table:style-name="ro2">
          <table:table-cell table:number-columns-repeated="16384"/>
        </table:table-row>
        <table:table-row table:style-name="ro3">
          <table:table-cell office:value-type="string" table:style-name="ce3">
            <text:p>23/4/2018</text:p>
          </table:table-cell>
          <table:table-cell office:value-type="string" table:style-name="ce4">
            <text:p>Done with the issue "FAIL - Application at context path [/jenkins] could not be started",</text:p>
            <text:p>Configured the following in tomcat web application manager to deploy jenkins.war file,</text:p>
            <text:p>Context Path<text:s text:c="2"/></text:p>
            <text:p>XML Configuration file URL<text:s/></text:p>
            <text:p>WAR or Directory URL</text:p>
            <text:p>Successfully deployed jenkins.war in the tomcat,</text:p>
            <text:p>Troubleshooting the issue "The origin server did not find a current representation for the target resource or is not willing to disclose that one exists" while accessing the jenkins.</text:p>
          </table:table-cell>
          <table:table-cell table:number-columns-repeated="16382"/>
        </table:table-row>
        <table:table-row table:style-name="ro2">
          <table:table-cell table:number-columns-repeated="16384"/>
        </table:table-row>
        <table:table-row table:style-name="ro6">
          <table:table-cell office:value-type="string" table:style-name="ce3">
            <text:p>24/4/2018</text:p>
          </table:table-cell>
          <table:table-cell office:value-type="string" table:style-name="ce4">
            <text:p>I have been monitoring mails,</text:p>
            <text:p>Started the jenkins application from tomcat, message is displayed as "OK - Started application at context path [/jenkins]",</text:p>
            <text:p>Tried to access jenkins through http://localhost:8080/jenkins/ but facing the issue "HTTP Status 404 – Not Found",</text:p>
            <text:p>Troubleshooting the above issue,</text:p>
            <text:p>Meanwhile trying to deploy jenkins.war directly by uploading WAR file without configuring, but unable to do so because the connection to the server was reset while the page was loading.</text:p>
          </table:table-cell>
          <table:table-cell table:number-columns-repeated="16382"/>
        </table:table-row>
        <table:table-row table:style-name="ro2">
          <table:table-cell table:number-columns-repeated="16384"/>
        </table:table-row>
        <table:table-row table:style-name="ro8">
          <table:table-cell office:value-type="string" table:style-name="ce3">
            <text:p>25/4/2018</text:p>
          </table:table-cell>
          <table:table-cell office:value-type="string" table:style-name="ce4">
            <text:p>Checked the opened ports on the system by using netstat command and its options,</text:p>
            <text:p>And changed the tomcat port as jenkins and tomcat are running on the same port; some port conflicts occurred,</text:p>
            <text:p>Stopped the tomcat server</text:p>
            <text:p>Opened Tomcat_Home/conf/server.xml file to edit<text:s/></text:p>
            <text:p>Looked for the port *8080* in the xml file and replaced with the other available port</text:p>
            <text:p>&lt;Connector port="8080" protocol="HTTP/1.1"<text:s/></text:p>
            <text:p>connectionTimeout="20000"<text:s/></text:p>
            <text:p>redirectPort="8443" /&gt;</text:p>
            <text:p>Wrote playbook for deploying jenkins.war in the tomcat,</text:p>
            <text:p>Successfully deployed jenkins.war in the tomcat.</text:p>
          </table:table-cell>
          <table:table-cell table:number-columns-repeated="16382"/>
        </table:table-row>
        <table:table-row table:style-name="ro2">
          <table:table-cell table:number-columns-repeated="16384"/>
        </table:table-row>
        <table:table-row table:style-name="ro3">
          <table:table-cell office:value-type="string" table:style-name="ce3">
            <text:p>26/4/2018</text:p>
          </table:table-cell>
          <table:table-cell office:value-type="string" table:style-name="ce4">
            <text:p>Working with the scenario jenkins tomcat setup,</text:p>
            <text:p>Modifying the playbook jenkins.war,</text:p>
            <text:p>Working with the ansible modules that enables the port 8080 such that jenkins would run on that port,</text:p>
            <text:p>Troubleshooting the issues:</text:p>
            <text:p>Encountered exception [javax.management.RuntimeOperationsException: Exception invoking method check],</text:p>
            <text:p>403 Access Denied - You are not authorized to view this page</text:p>
            <text:p>By default the Manager is only accessible from a browser running on the same machine as Tomcat. If you wish to modify this restriction, you'll need to edit the Manager's context.xml file.<text:s/></text:p>
          </table:table-cell>
          <table:table-cell table:number-columns-repeated="16382"/>
        </table:table-row>
        <table:table-row table:style-name="ro2">
          <table:table-cell table:number-columns-repeated="16384"/>
        </table:table-row>
        <table:table-row table:style-name="ro5">
          <table:table-cell office:value-type="string" table:style-name="ce3">
            <text:p>27/4/2018</text:p>
          </table:table-cell>
          <table:table-cell office:value-type="string" table:style-name="ce4">
            <text:p>Done with the scenario jenkins tomcat setup on windows,</text:p>
            <text:p>Installed tomcat on windows,</text:p>
            <text:p>Changed the default port of tomcat server in conf/tomcat-users.xml,</text:p>
            <text:p>Downloaded jenkins.war,</text:p>
            <text:p>Placed the jenkins.war file in webapps folder,</text:p>
            <text:p>And successfully deployed jenkins.war application in tomcat web application manager,</text:p>
            <text:p>Accessed the jenkins application from the tomcat,</text:p>
            <text:p>Working with the documentation for the scenario jenkins-tomcat setup.</text:p>
          </table:table-cell>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number-rows-repeated="1048531" table:style-name="ro2">
          <table:table-cell table:number-columns-repeated="16384"/>
        </table:table-row>
      </table:table>
      <table:table table:name="May" table:style-name="ta1">
        <table:table-column table:style-name="co1" table:default-cell-style-name="ce1"/>
        <table:table-column table:style-name="co4"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6">
          <table:table-cell office:value-type="date" office:date-value="2018-02-05T00:00:00" table:style-name="ce3">
            <text:p>2/5/2018</text:p>
          </table:table-cell>
          <table:table-cell office:value-type="string" table:style-name="ce4">
            <text:p>Done with the documentation jenkins-tomcat setup,</text:p>
            <text:p>Done with the scenario, jenkins picks up a java application from local system which is placed in the jenkins workplace an then a job is build,</text:p>
            <text:p>Done document on the above scenario,</text:p>
            <text:p>Attended KT session on<text:s/></text:p>
            <text:p>LDAP servers,Active Directory,User creation in Physical box and VM and gone through them.</text:p>
          </table:table-cell>
          <table:table-cell table:number-columns-repeated="16382"/>
        </table:table-row>
        <table:table-row table:style-name="ro2">
          <table:table-cell table:number-columns-repeated="16384"/>
        </table:table-row>
        <table:table-row table:style-name="ro9">
          <table:table-cell office:value-type="date" office:date-value="2018-03-05T00:00:00" table:style-name="ce3">
            <text:p>3/5/2018</text:p>
          </table:table-cell>
          <table:table-cell office:value-type="string" table:style-name="ce4">
            <text:p>Went through the LDAP, AD and Git tutorial sessions,</text:p>
            <text:p>Installed git on windows and accessed it from git bash,</text:p>
            <text:p>After building the project (integrating Jenkins and Git) received the above error on the console output section,</text:p>
            <text:p>" ERROR: Error cloning remote repo 'origin' "</text:p>
            <text:p>Troubleshooted above issue by performing the below steps:</text:p>
            <text:p>1. Go to Manage Jenkins <text:s/>&gt; <text:s/>Global Tool Configurations<text:s/></text:p>
            <text:p>2. Under Git configuration <text:s/>&gt; <text:s/>Git installations<text:s/></text:p>
            <text:p>3. Enter complete path to git executable including git.exe <text:s/>&gt; Save <text:s/>&gt; Again build the project</text:p>
            <text:p>Done with the job jenkins and github integration and built it in other way through global tool configuration.</text:p>
          </table:table-cell>
          <table:table-cell table:number-columns-repeated="16382"/>
        </table:table-row>
        <table:table-row table:style-name="ro2">
          <table:table-cell table:number-columns-repeated="16384"/>
        </table:table-row>
        <table:table-row table:style-name="ro7">
          <table:table-cell office:value-type="date" office:date-value="2018-04-05T00:00:00" table:style-name="ce3">
            <text:p>4/5/2018</text:p>
          </table:table-cell>
          <table:table-cell office:value-type="string" table:style-name="ce4">
            <text:p>Went through the jenkins beginner tutorial regarding:</text:p>
            <text:p>Scheduling cron jobs in jenkins and<text:s/></text:p>
            <text:p>Build trigger configuration with options build periodically and Poll SCM ,</text:p>
            <text:p>Done with a scenario Jenkins integration with GIT - SCM successfully,</text:p>
            <text:p>Configured Poll SCM in build triggers by scheduling cron job,</text:p>
            <text:p>Working with the documentation.</text:p>
          </table:table-cell>
          <table:table-cell table:number-columns-repeated="16382"/>
        </table:table-row>
        <table:table-row table:style-name="ro2">
          <table:table-cell table:number-columns-repeated="16384"/>
        </table:table-row>
        <table:table-row table:style-name="ro10">
          <table:table-cell office:value-type="date" office:date-value="2018-07-05T00:00:00" table:style-name="ce3">
            <text:p>7/5/2018</text:p>
          </table:table-cell>
          <table:table-cell office:value-type="string" table:style-name="ce4">
            <text:p>Done with the documentation on the scenario - Jenkins integration with GIT - SCM,</text:p>
            <text:p>Done with a scenario - scheduling a job in jenkins by using the option build periodically in build trigger section,</text:p>
            <text:p>Scheduled job in jenkins by using cron compliant format,</text:p>
            <text:p>Completed documentation regarding the scenario scheduling a job in jenkins.</text:p>
          </table:table-cell>
          <table:table-cell table:number-columns-repeated="16382"/>
        </table:table-row>
        <table:table-row table:style-name="ro2">
          <table:table-cell table:number-columns-repeated="16384"/>
        </table:table-row>
        <table:table-row table:style-name="ro5">
          <table:table-cell office:value-type="date" office:date-value="2018-08-05T00:00:00" table:style-name="ce3">
            <text:p>8/5/2018</text:p>
          </table:table-cell>
          <table:table-cell office:value-type="string" table:style-name="ce4">
            <text:p>Made some modifications in the documentation on the scenario - Jenkins integration with GIT - SCM,</text:p>
            <text:p>Gone through Git and GitHub Beginner Tutorial on Branching and Merging concept,</text:p>
            <text:p>Got to know about few commands those are required for Branching and Merging,</text:p>
            <text:p>Working with Branching &amp; Merging, made changes in github using git commands through git bash,</text:p>
            <text:p>Troubleshooted the issue:<text:s/></text:p>
            <text:p>! [rejected] master -&gt; master (fetch first)</text:p>
            <text:p>error: failed to push some refs to 'git repo url'</text:p>
            <text:p>hint: Updates were rejected because the remote contains work that you do</text:p>
          </table:table-cell>
          <table:table-cell table:number-columns-repeated="16382"/>
        </table:table-row>
        <table:table-row table:style-name="ro2">
          <table:table-cell table:number-columns-repeated="16384"/>
        </table:table-row>
        <table:table-row table:style-name="ro3">
          <table:table-cell office:value-type="date" office:date-value="2018-09-05T00:00:00" table:style-name="ce3">
            <text:p>9/5/2018</text:p>
          </table:table-cell>
          <table:table-cell office:value-type="string" table:style-name="ce4">
            <text:p>Done documentation on the following:</text:p>
            <text:p>Git &amp; Git Hub Introduction,</text:p>
            <text:p>Installing Git on windows,</text:p>
            <text:p>Creating a branch,</text:p>
            <text:p>Merging a branch,</text:p>
            <text:p>Deleting a branch,</text:p>
            <text:p>Working with the scenario i.e., accessing files from a new branch in git repository rather than using master branch from jenkins.</text:p>
          </table:table-cell>
          <table:table-cell table:number-columns-repeated="16382"/>
        </table:table-row>
        <table:table-row table:style-name="ro2">
          <table:table-cell table:number-columns-repeated="16384"/>
        </table:table-row>
        <table:table-row table:style-name="ro6">
          <table:table-cell office:value-type="date" office:date-value="2018-10-05T00:00:00" table:style-name="ce3">
            <text:p>10/5/2018</text:p>
          </table:table-cell>
          <table:table-cell office:value-type="string" table:style-name="ce4">
            <text:p>Gone through the Git and GitHub Beginner Tutorial on how to send email from GitHub,</text:p>
            <text:p>Done with the scenario successfully on how to trigger notification email from github whenever there is a change/commit in the project by:</text:p>
            <text:p>Adding Email service to get notification to the particular email address and</text:p>
            <text:p>Tested and validated the scenario by making some changes in the project to check whether notification is triggered or not,</text:p>
            <text:p>Done with the documentation regarding the above mentioned scenario.</text:p>
          </table:table-cell>
          <table:table-cell table:number-columns-repeated="16382"/>
        </table:table-row>
        <table:table-row table:style-name="ro2">
          <table:table-cell table:number-columns-repeated="16384"/>
        </table:table-row>
        <table:table-row table:style-name="ro7">
          <table:table-cell office:value-type="date" office:date-value="2018-11-05T00:00:00" table:style-name="ce3">
            <text:p>11/5/2018</text:p>
          </table:table-cell>
          <table:table-cell office:value-type="string" table:style-name="ce4">
            <text:p>Gone through the Git and GitHub Beginner Tutorial on how to create users and manage roles,</text:p>
            <text:p>Installed Role-based Authorization strategy plugin,</text:p>
            <text:p>Created and Cofigured new users in jenkins dashboard,</text:p>
            <text:p>Created and Assigned users to roles,</text:p>
            <text:p>Plugin enables user authorization and roles can be defined globally or for particular jobs or nodes selected by regular expressions,</text:p>
            <text:p>Controlled user access on projects by creating global role employee and project roles developer and tester.</text:p>
          </table:table-cell>
          <table:table-cell table:number-columns-repeated="16382"/>
        </table:table-row>
        <table:table-row table:style-name="ro2">
          <table:table-cell table:number-columns-repeated="16384"/>
        </table:table-row>
        <table:table-row table:style-name="ro3">
          <table:table-cell office:value-type="string" table:style-name="ce3">
            <text:p>14/5/2018</text:p>
          </table:table-cell>
          <table:table-cell office:value-type="string" table:style-name="ce4">
            <text:p>Gone through Git and GitHub Beginner Tutorial on git tags,</text:p>
            <text:p>Got to know about:<text:s/></text:p>
            <text:p>Branching versus tags,</text:p>
            <text:p>Tags which allow you to refer to a specific commit in a repository,</text:p>
            <text:p>Difference between tags and annotated tags,</text:p>
            <text:p>Worked with the git tag commands to create tags, annotated tags &amp; deleted tags,</text:p>
            <text:p>Working with Display or show tags.</text:p>
          </table:table-cell>
          <table:table-cell table:number-columns-repeated="16382"/>
        </table:table-row>
        <table:table-row table:style-name="ro2">
          <table:table-cell table:number-columns-repeated="16384"/>
        </table:table-row>
        <table:table-row table:style-name="ro3">
          <table:table-cell office:value-type="string" table:style-name="ce3">
            <text:p>15/5/2018</text:p>
          </table:table-cell>
          <table:table-cell office:value-type="string" table:style-name="ce4">
            <text:p>Done documentation on branching versus tags, creation of tags, annotated tags and displaying tags.</text:p>
            <text:p>Worked with show or display tags,</text:p>
            <text:p>Pushed tags to remote repository,</text:p>
            <text:p>Using git commands:</text:p>
            <text:p>Deleted tags from local,</text:p>
            <text:p>Deleted tags from remote,</text:p>
            <text:p>Deleted multiple tags from local and remote.</text:p>
          </table:table-cell>
          <table:table-cell table:number-columns-repeated="16382"/>
        </table:table-row>
        <table:table-row table:style-name="ro2">
          <table:table-cell table:number-columns-repeated="16384"/>
        </table:table-row>
        <table:table-row table:style-name="ro3">
          <table:table-cell office:value-type="string" table:style-name="ce3">
            <text:p>16/5/2018</text:p>
          </table:table-cell>
          <table:table-cell office:value-type="string" table:style-name="ce4">
            <text:p>Done documentation on the following:</text:p>
            <text:p>Viewing the created tags and pushing them to remote repository,</text:p>
            <text:p>Deleting tags from local &amp; remote repository,</text:p>
            <text:p>Deleting multiple tags from local and remote <text:s/>repository,</text:p>
            <text:p>Got to know about Checksum number, cryptographic hash number, SHA-1 algorithm,</text:p>
            <text:p>Done with a scenario by creating tags at a particular commit points inorder to take backup in the midst of several commits.</text:p>
            <text:p>After creating the tags at the historic point, need to be pushed to remote repo only then they can be seen in releases tab.</text:p>
          </table:table-cell>
          <table:table-cell table:number-columns-repeated="16382"/>
        </table:table-row>
        <table:table-row table:style-name="ro2">
          <table:table-cell table:number-columns-repeated="16384"/>
        </table:table-row>
        <table:table-row table:style-name="ro6">
          <table:table-cell office:value-type="string" table:style-name="ce3">
            <text:p>17/5/2018</text:p>
          </table:table-cell>
          <table:table-cell office:value-type="string" table:style-name="ce4">
            <text:p>Done documentation on the scenario creating a tag at a particular commit point inorder to take backup in the midst of several commits,</text:p>
            <text:p>Created a tag for the<text:s/><text:span text:style-name="T2">past</text:span><text:s/>commit using checksum number and took a backup at a historic point,</text:p>
            <text:p>Done documentation for creating a tag on past commit,</text:p>
            <text:p>Went through the tutorial on quick basic navigation and keyboard shortcuts for using GitBash and worked on it,</text:p>
            <text:p>Solved the issue as I had a problem after exiting git log in windows git bash, text is disappeared on git bash and unable to access it properly.</text:p>
          </table:table-cell>
          <table:table-cell table:number-columns-repeated="16382"/>
        </table:table-row>
        <table:table-row table:style-name="ro2">
          <table:table-cell table:number-columns-repeated="16384"/>
        </table:table-row>
        <table:table-row table:style-name="ro10">
          <table:table-cell office:value-type="string" table:style-name="ce3">
            <text:p>18/5/2018</text:p>
          </table:table-cell>
          <table:table-cell office:value-type="string" table:style-name="ce4">
            <text:p>Done doc on using few keyboard shortcuts for using GitBash,</text:p>
            <text:p>Pulled changes from Git repository on Git hub Cloud,</text:p>
            <text:p>Parallely done doc on the scenario,</text:p>
            <text:p>Goning through the git tutorials.</text:p>
          </table:table-cell>
          <table:table-cell table:number-columns-repeated="16382"/>
        </table:table-row>
        <table:table-row table:style-name="ro2">
          <table:table-cell table:number-columns-repeated="16384"/>
        </table:table-row>
        <table:table-row table:style-name="ro3">
          <table:table-cell office:value-type="string" table:style-name="ce3">
            <text:p>21/5/2018</text:p>
          </table:table-cell>
          <table:table-cell office:value-type="string" table:style-name="ce4">
            <text:p>Used a Git branch to merge a file by following the below steps:</text:p>
            <text:p>Created a branch and checked it out,</text:p>
            <text:p>Made a change in the new branch,</text:p>
            <text:p>Committed the change to the new branch,</text:p>
            <text:p>Integrated that change back into the main branch,</text:p>
            <text:p>Deleted the branch you are no longer using.</text:p>
            <text:p>Working with the documentation on the above scenario.</text:p>
          </table:table-cell>
          <table:table-cell table:number-columns-repeated="16382"/>
        </table:table-row>
        <table:table-row table:style-name="ro2">
          <table:table-cell table:number-columns-repeated="16384"/>
        </table:table-row>
        <table:table-row table:style-name="ro7">
          <table:table-cell office:value-type="string" table:style-name="ce3">
            <text:p>22/5/2018</text:p>
          </table:table-cell>
          <table:table-cell office:value-type="string" table:style-name="ce4">
            <text:p>Got to know about fast-forward merge,</text:p>
            <text:p>Done documentation on Merging a branch into master branch using git bash by following steps:</text:p>
            <text:p>Creating a new branch and make a change,</text:p>
            <text:p>Merging the branch with master &gt; “fast-forward merging”,</text:p>
            <text:p>Push your change to GitHub,</text:p>
            <text:p>Going through the tutorials Git &amp; Git hub - forking concept.</text:p>
          </table:table-cell>
          <table:table-cell table:number-columns-repeated="16382"/>
        </table:table-row>
        <table:table-row table:style-name="ro2">
          <table:table-cell table:number-columns-repeated="16384"/>
        </table:table-row>
        <table:table-row table:style-name="ro7">
          <table:table-cell office:value-type="string" table:style-name="ce3">
            <text:p>23/5/2018</text:p>
          </table:table-cell>
          <table:table-cell office:value-type="string" table:style-name="ce4">
            <text:p>Done with the following scenario,</text:p>
            <text:p>Forked an example repository "Spoon-Knife repository"</text:p>
            <text:p>Synced the fork by</text:p>
            <text:p>a. Setting up Git</text:p>
            <text:p>b. Creating a local clone of the fork</text:p>
            <text:p>c. Configuring Git to sync your fork with the original Spoon-Knife repository.</text:p>
          </table:table-cell>
          <table:table-cell table:number-columns-repeated="16382"/>
        </table:table-row>
        <table:table-row table:style-name="ro2">
          <table:table-cell table:number-columns-repeated="16384"/>
        </table:table-row>
        <table:table-row table:style-name="ro5">
          <table:table-cell office:value-type="string" table:style-name="ce3">
            <text:p>24/5/2018</text:p>
          </table:table-cell>
          <table:table-cell office:value-type="string" table:style-name="ce4">
            <text:p>Done documentation on the following,</text:p>
            <text:p>Forking an example repository "Spoon-Knife repository",</text:p>
            <text:p>Syncing the fork by,</text:p>
            <text:p>a. Setting up Git</text:p>
            <text:p>b. Creating a local clone of the fork</text:p>
            <text:p>c. Configuring Git to sync your fork with the original Spoon-Knife repository</text:p>
            <text:p>Gone through the doc in GitHub.com on how to create a pull request from a fork,</text:p>
            <text:p>Attended KT session on different types of backups and EMC Avamar.</text:p>
          </table:table-cell>
          <table:table-cell table:number-columns-repeated="16382"/>
        </table:table-row>
        <table:table-row table:style-name="ro2">
          <table:table-cell table:number-columns-repeated="16384"/>
        </table:table-row>
        <table:table-row table:style-name="ro3">
          <table:table-cell office:value-type="string" table:style-name="ce3">
            <text:p>25/5/2018</text:p>
          </table:table-cell>
          <table:table-cell office:value-type="string" table:style-name="ce4">
            <text:p>Done a scenario by creating a pull request from fork,</text:p>
            <text:p>Working with the documentation on the above scenario,</text:p>
            <text:p>Got to know how to delete and deleted the forked repo from your GitHub account,</text:p>
            <text:p>Goning through the different types of backup operations:</text:p>
            <text:p>Full backup</text:p>
            <text:p>Incremental backup<text:s/></text:p>
            <text:p>Differential backup</text:p>
          </table:table-cell>
          <table:table-cell table:number-columns-repeated="16382"/>
        </table:table-row>
        <table:table-row table:style-name="ro2">
          <table:table-cell table:number-columns-repeated="16384"/>
        </table:table-row>
        <table:table-row table:style-name="ro6">
          <table:table-cell office:value-type="string" table:style-name="ce3">
            <text:p>29/5/2018</text:p>
          </table:table-cell>
          <table:table-cell office:value-type="string" table:style-name="ce4">
            <text:p>Done with the documentation on the following:</text:p>
            <text:p>What exactly is a pull request,</text:p>
            <text:p>Creating a pull request from fork and</text:p>
            <text:p>Opened a pull request.</text:p>
            <text:p>Got to know about git pull v pull request in git, worked witth concepts and making with the doc on that.</text:p>
          </table:table-cell>
          <table:table-cell table:number-columns-repeated="16382"/>
        </table:table-row>
        <table:table-row table:style-name="ro2">
          <table:table-cell table:number-columns-repeated="16384"/>
        </table:table-row>
        <table:table-row table:style-name="ro7">
          <table:table-cell office:value-type="string" table:style-name="ce3">
            <text:p>30/5/2018</text:p>
          </table:table-cell>
          <table:table-cell office:value-type="string" table:style-name="ce4">
            <text:p>Gone through the git stash tutorials,</text:p>
            <text:p>Going through the following commands regarding their usage in real time:</text:p>
            <text:p>git stash</text:p>
            <text:p>git list</text:p>
            <text:p>git stash pop</text:p>
            <text:p>git stash apply &lt;stashname&gt;</text:p>
          </table:table-cell>
          <table:table-cell table:number-columns-repeated="16382"/>
        </table:table-row>
        <table:table-row table:style-name="ro2">
          <table:table-cell table:number-columns-repeated="16384"/>
        </table:table-row>
        <table:table-row table:style-name="ro3">
          <table:table-cell office:value-type="string" table:style-name="ce3">
            <text:p>31/5/2018</text:p>
          </table:table-cell>
          <table:table-cell office:value-type="string" table:style-name="ce4">
            <text:p>Gone through the git fetch tutorials,</text:p>
            <text:p>Working with the following commands:</text:p>
            <text:p>git fetch</text:p>
            <text:p>git merge</text:p>
            <text:p>git pull</text:p>
            <text:p>Got to know about the differences between git fetch, git merge and git pull,</text:p>
            <text:p>Working with the documentation.</text:p>
          </table:table-cell>
          <table:table-cell table:number-columns-repeated="16382"/>
        </table:table-row>
        <table:table-row table:number-rows-repeated="1048533" table:style-name="ro2">
          <table:table-cell table:number-columns-repeated="16384"/>
        </table:table-row>
      </table:table>
      <table:table table:name="June" table:style-name="ta2">
        <table:table-column table:style-name="co3" table:default-cell-style-name="ce1"/>
        <table:table-column table:style-name="co5" table:default-cell-style-name="ce1"/>
        <table:table-column table:style-name="co3" table:number-columns-repeated="16382" table:default-cell-style-name="ce1"/>
        <table:table-row table:style-name="ro1">
          <table:table-cell office:value-type="string" table:style-name="ce2">
            <text:p>Date<text:s/></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01-06T00:00:00" table:style-name="ce3">
            <text:p>1/6/2018</text:p>
          </table:table-cell>
          <table:table-cell office:value-type="string" table:style-name="ce4">
            <text:p>Done with the documentation on the following concepts:</text:p>
            <text:p>git pull,</text:p>
            <text:p>git fetch,</text:p>
            <text:p>git merge &amp;</text:p>
            <text:p>git pull vs git fetch</text:p>
            <text:p>Going through the tutorials on git rebase.</text:p>
          </table:table-cell>
          <table:table-cell table:number-columns-repeated="16382"/>
        </table:table-row>
        <table:table-row table:style-name="ro2">
          <table:table-cell table:number-columns-repeated="16384"/>
        </table:table-row>
        <table:table-row table:style-name="ro6">
          <table:table-cell office:value-type="date" office:date-value="2018-04-06T00:00:00" table:style-name="ce3">
            <text:p>4/6/2018</text:p>
          </table:table-cell>
          <table:table-cell office:value-type="string" table:style-name="ce4">
            <text:p>Done with the scenario - stashing changes from one branch to other with ease by following steps:</text:p>
            <text:p>Created a new file on master branch,</text:p>
            <text:p>Used command git stash to save file temporarily,</text:p>
            <text:p>Later moved the file to the new branch,</text:p>
            <text:p>Used git stash apply command and commit to save the changes from one branch to the other branch i.e., master to new branch.</text:p>
          </table:table-cell>
          <table:table-cell table:number-columns-repeated="16382"/>
        </table:table-row>
        <table:table-row table:style-name="ro2">
          <table:table-cell table:number-columns-repeated="16384"/>
        </table:table-row>
        <table:table-row table:style-name="ro7">
          <table:table-cell office:value-type="date" office:date-value="2018-05-06T00:00:00" table:style-name="ce3">
            <text:p>5/6/2018</text:p>
          </table:table-cell>
          <table:table-cell office:value-type="string" table:style-name="ce4">
            <text:p>Done documentation on the scenario - Stashing changes from one branch to other with ease or before checking out a different branch by<text:s/></text:p>
            <text:p>a. Creating a new file on master branch,</text:p>
            <text:p>b. Used<text:s/><text:span text:style-name="T2">git stash save "message"<text:s/></text:span>command to save file temporarily,</text:p>
            <text:p>c. Moved file to the new branch by using<text:span text:style-name="T2"><text:s/>git stash apply<text:s/></text:span>command,</text:p>
            <text:p>d. And committed to save the changes from one branch to the other branch.</text:p>
            <text:p>Solved the issue "error: you need to resolve your current index first the file: needs merge"</text:p>
          </table:table-cell>
          <table:table-cell table:number-columns-repeated="16382"/>
        </table:table-row>
        <table:table-row table:style-name="ro2">
          <table:table-cell table:number-columns-repeated="16384"/>
        </table:table-row>
        <table:table-row table:style-name="ro7">
          <table:table-cell office:value-type="date" office:date-value="2018-06-06T00:00:00" table:style-name="ce3">
            <text:p>6/6/2018</text:p>
          </table:table-cell>
          <table:table-cell office:value-type="string" table:style-name="ce4">
            <text:p>Done the documentation on the following,</text:p>
            <text:p>What is Stashing &amp;</text:p>
            <text:p>When to Stash your work</text:p>
            <text:p>Done with a scenario and the doc by,<text:s/></text:p>
            <text:p>Stashing files using<text:span text:style-name="T2"><text:s/>git stash<text:s/></text:span>command &amp;</text:p>
            <text:p>Unstashed files by using<text:s/><text:span text:style-name="T2">git stash pop</text:span><text:s/>command on the same branch.</text:p>
          </table:table-cell>
          <table:table-cell table:number-columns-repeated="16382"/>
        </table:table-row>
        <table:table-row table:style-name="ro2">
          <table:table-cell table:number-columns-repeated="16384"/>
        </table:table-row>
        <table:table-row table:style-name="ro7">
          <table:table-cell office:value-type="date" office:date-value="2018-07-06T00:00:00" table:style-name="ce3">
            <text:p>7/6/2018</text:p>
          </table:table-cell>
          <table:table-cell office:value-type="string" table:style-name="ce4">
            <text:p>Got to know about and worked with the following commands:</text:p>
            <text:p>git stash pop</text:p>
            <text:p>git stash drop</text:p>
            <text:p>git stash drop &lt;stash_id&gt;</text:p>
            <text:p>git stash clear</text:p>
            <text:p>Working with git stash document in detail.</text:p>
          </table:table-cell>
          <table:table-cell table:number-columns-repeated="16382"/>
        </table:table-row>
        <table:table-row table:style-name="ro2">
          <table:table-cell table:number-columns-repeated="16384"/>
        </table:table-row>
        <table:table-row table:style-name="ro7">
          <table:table-cell office:value-type="date" office:date-value="2018-08-06T00:00:00" table:style-name="ce3">
            <text:p>8/6/2018</text:p>
          </table:table-cell>
          <table:table-cell office:value-type="string" table:style-name="ce4">
            <text:p>Done with the documentation on the following:</text:p>
            <text:p>Re-applying the stashed changes,</text:p>
            <text:p>Stashing untracked or ignored files,</text:p>
            <text:p>Managing multiple stashes,</text:p>
            <text:p>Worked with the scenario i.e., applying the same stashed changes to multiple branches,</text:p>
            <text:p>Getting to know about the procedure on how to unapply the stash.</text:p>
          </table:table-cell>
          <table:table-cell table:number-columns-repeated="16382"/>
        </table:table-row>
        <table:table-row table:style-name="ro2">
          <table:table-cell table:number-columns-repeated="16384"/>
        </table:table-row>
        <table:table-row table:style-name="ro3">
          <table:table-cell office:value-type="date" office:date-value="2018-11-06T00:00:00" table:style-name="ce3">
            <text:p>11/6/2018</text:p>
          </table:table-cell>
          <table:table-cell office:value-type="string" table:style-name="ce4">
            <text:p>Got to know about and working with the following commands:</text:p>
            <text:p>git diff<text:s/></text:p>
            <text:p>git diff --staged<text:s/></text:p>
            <text:p>git diff HEAD<text:s/></text:p>
            <text:p>git diff --color-words</text:p>
            <text:p>git diff -word-diff</text:p>
            <text:p>git diff --stat</text:p>
          </table:table-cell>
          <table:table-cell table:number-columns-repeated="16382"/>
        </table:table-row>
        <table:table-row table:style-name="ro2">
          <table:table-cell table:number-columns-repeated="16384"/>
        </table:table-row>
        <table:table-row table:style-name="ro3">
          <table:table-cell office:value-type="date" office:date-value="2018-12-06T00:00:00" table:style-name="ce3">
            <text:p>12/6/2018</text:p>
          </table:table-cell>
          <table:table-cell office:value-type="string" table:style-name="ce4">
            <text:p>Done with the documentation on:</text:p>
            <text:p>How to get commit ID,</text:p>
            <text:p>Diff between working directory and staging area,</text:p>
            <text:p>Diff between staging area and last commit,</text:p>
            <text:p>Diff between last commit and working directory,</text:p>
            <text:p>Diff between 2 commits in the same branch,</text:p>
            <text:p>How to find what files are changed.</text:p>
          </table:table-cell>
          <table:table-cell table:number-columns-repeated="16382"/>
        </table:table-row>
        <table:table-row table:style-name="ro2">
          <table:table-cell table:number-columns-repeated="16384"/>
        </table:table-row>
        <table:table-row table:style-name="ro7">
          <table:table-cell office:value-type="string" table:style-name="ce3">
            <text:p>13/6/2018</text:p>
          </table:table-cell>
          <table:table-cell office:value-type="string" table:style-name="ce4">
            <text:p>Got to about the following and done doc on:</text:p>
            <text:p>What happens if we create a new branch?</text:p>
            <text:p>How does Git know what branch we are currently on?</text:p>
            <text:p>How to find what commit is current HEAD?</text:p>
            <text:p>What is detached HEAD?</text:p>
            <text:p>Stashing untracked files using different options.</text:p>
          </table:table-cell>
          <table:table-cell table:number-columns-repeated="16382"/>
        </table:table-row>
        <table:table-row table:style-name="ro2">
          <table:table-cell table:number-columns-repeated="16384"/>
        </table:table-row>
        <table:table-row table:style-name="ro3">
          <table:table-cell office:value-type="string" table:style-name="ce3">
            <text:p>14/6/2018</text:p>
          </table:table-cell>
          <table:table-cell office:value-type="string" table:style-name="ce4">
            <text:p>Created a branch from another branch using git bash.</text:p>
            <text:p>Worked with git branch commands with various options:</text:p>
            <text:p>-a which shows all local and remote branches</text:p>
            <text:p>-r which shows only remote branches</text:p>
            <text:p>Figured out what branches are on remote by actually using the remote related commands:</text:p>
            <text:p>git remote</text:p>
            <text:p>git ls-remote</text:p>
          </table:table-cell>
          <table:table-cell table:number-columns-repeated="16382"/>
        </table:table-row>
        <table:table-row table:style-name="ro2">
          <table:table-cell table:number-columns-repeated="16384"/>
        </table:table-row>
        <table:table-row table:style-name="ro3">
          <table:table-cell office:value-type="string" table:style-name="ce3">
            <text:p>15/6/2018</text:p>
          </table:table-cell>
          <table:table-cell office:value-type="string" table:style-name="ce4">
            <text:p>Done documentation on the following:</text:p>
            <text:p>Creation of a branch from the other branch,</text:p>
            <text:p>On git branch commands with various options -a and -r,</text:p>
            <text:p>On git remote and git ls-remote to figure out what branches are on remote,</text:p>
            <text:p>On git diff with option 'color' for a single file and for multiple files.</text:p>
            <text:p>Worked with the git commands to configure vimdiff as default git difftool and</text:p>
            <text:p>Turn off the prompt globally which prompts always asking to launch the vimdiff or not.</text:p>
          </table:table-cell>
          <table:table-cell table:number-columns-repeated="16382"/>
        </table:table-row>
        <table:table-row table:style-name="ro2">
          <table:table-cell table:number-columns-repeated="16384"/>
        </table:table-row>
        <table:table-row table:style-name="ro3">
          <table:table-cell office:value-type="string" table:style-name="ce3">
            <text:p>18/6/2018</text:p>
          </table:table-cell>
          <table:table-cell office:value-type="string" table:style-name="ce4">
            <text:p>Gone through git difftool tutorials</text:p>
            <text:p>Worked with the following commands and done doc on them</text:p>
            <text:p>vimdiff file1 file2</text:p>
            <text:p>git difftool filename (before and after staging)</text:p>
            <text:p>git checkout filename</text:p>
            <text:p>git diff commitid1 commitid2</text:p>
            <text:p>git difftool HEAD HEAD^ filename<text:s/></text:p>
          </table:table-cell>
          <table:table-cell table:number-columns-repeated="16382"/>
        </table:table-row>
        <table:table-row table:style-name="ro2">
          <table:table-cell table:number-columns-repeated="16384"/>
        </table:table-row>
        <table:table-row table:style-name="ro9">
          <table:table-cell office:value-type="string" table:style-name="ce3">
            <text:p>19/6/2018</text:p>
          </table:table-cell>
          <table:table-cell office:value-type="string" table:style-name="ce4">
            <text:p>Worked with the following commands:</text:p>
            <text:p>git diff HEAD which compares between the working tree and the HEAD - most recent commit,</text:p>
            <text:p>git show commitid,</text:p>
            <text:p>git revert commitid,</text:p>
            <text:p>git clean -f used to remove untracked files,</text:p>
            <text:p>Got to know about shortcuts in git bash:</text:p>
            <text:p>Ctrl + Ins (to copy the content from the terminal)</text:p>
            <text:p>Shift + Ins (to paste the content from the terminal)</text:p>
            <text:p>Working with the command<text:span text:style-name="T2"><text:s/>git clean -xdf<text:s/></text:span>even removes all ignored files.</text:p>
          </table:table-cell>
          <table:table-cell table:number-columns-repeated="16382"/>
        </table:table-row>
        <table:table-row table:style-name="ro2">
          <table:table-cell table:number-columns-repeated="16384"/>
        </table:table-row>
        <table:table-row table:style-name="ro5">
          <table:table-cell office:value-type="string" table:style-name="ce3">
            <text:p>25/6/2018</text:p>
          </table:table-cell>
          <table:table-cell office:value-type="string" table:style-name="ce4">
            <text:p>Done documentation on the following commands:</text:p>
            <text:p>git diff HEAD,</text:p>
            <text:p>git show commitid,</text:p>
            <text:p>git revert commitid,</text:p>
            <text:p><text:span text:style-name="T2">git clean -f</text:span><text:s/>used to remove untracked files,</text:p>
            <text:p>Went through the .gitignore tutorials,</text:p>
            <text:p>Working with the .gitignore file,</text:p>
            <text:p>Working with the command i.e.,<text:span text:style-name="T2"><text:s/>git clean -xdf</text:span><text:s/>which removes all the <text:s/>ignored files.</text:p>
          </table:table-cell>
          <table:table-cell table:number-columns-repeated="16382"/>
        </table:table-row>
        <table:table-row table:style-name="ro2">
          <table:table-cell table:number-columns-repeated="16384"/>
        </table:table-row>
        <table:table-row table:style-name="ro3">
          <table:table-cell office:value-type="string" table:style-name="ce3">
            <text:p>26/6/2018</text:p>
          </table:table-cell>
          <table:table-cell office:value-type="string" table:style-name="ce4">
            <text:p>Got to know about git ignore patterns where .gitignore uses globbing patterns to match against file names,</text:p>
            <text:p>Worked with and done documentation on,</text:p>
            <text:p>Ignoring files using .gitignore file by creating a local .gitignore,</text:p>
            <text:p>1. In Terminal, navigate to the location of your Git repository</text:p>
            <text:p>2. Enter touch .gitignore to create a .gitignore file</text:p>
            <text:p>Ignored previously committed file,</text:p>
            <text:p>Committed an ignored file.</text:p>
          </table:table-cell>
          <table:table-cell table:number-columns-repeated="16382"/>
        </table:table-row>
        <table:table-row table:style-name="ro2">
          <table:table-cell table:number-columns-repeated="16384"/>
        </table:table-row>
        <table:table-row table:style-name="ro3">
          <table:table-cell office:value-type="string" table:style-name="ce3">
            <text:p>27/6/2018</text:p>
          </table:table-cell>
          <table:table-cell office:value-type="string" table:style-name="ce4">
            <text:p>Worked with and got to know about git clean command and its options,</text:p>
            <text:p>Done documentation on the following with few examples,</text:p>
            <text:p>git clean -n</text:p>
            <text:p>git clean -f</text:p>
            <text:p>git clean -dn</text:p>
            <text:p>git clean -df</text:p>
            <text:p>Working with the git clean command to remove ignored files using x, f options.</text:p>
          </table:table-cell>
          <table:table-cell table:number-columns-repeated="16382"/>
        </table:table-row>
        <table:table-row table:style-name="ro2">
          <table:table-cell table:number-columns-repeated="16384"/>
        </table:table-row>
        <table:table-row table:style-name="ro8">
          <table:table-cell office:value-type="string" table:style-name="ce3">
            <text:p>28/6/2018</text:p>
          </table:table-cell>
          <table:table-cell office:value-type="string" table:style-name="ce4">
            <text:p>Done working with the git clean command to remove ignored files using the options -xf,</text:p>
            <text:p>Also done document on the above scenario,</text:p>
            <text:p>Worked with Interactive mode or git clean interactive mode using various commands in it such as,</text:p>
            <text:p>1: clean</text:p>
            <text:p>2: filter by pattern</text:p>
            <text:p>3: select by numbers</text:p>
            <text:p>4: ask each<text:s/></text:p>
            <text:p>5: quit</text:p>
            <text:p>6: help</text:p>
            <text:p>Working with the commands filter by pattern and select by numbers in detailed.</text:p>
          </table:table-cell>
          <table:table-cell table:number-columns-repeated="16382"/>
        </table:table-row>
        <table:table-row table:style-name="ro2">
          <table:table-cell table:number-columns-repeated="16384"/>
        </table:table-row>
        <table:table-row table:style-name="ro5">
          <table:table-cell office:value-type="string" table:style-name="ce3">
            <text:p>29/6/2018</text:p>
          </table:table-cell>
          <table:table-cell office:value-type="string" table:style-name="ce4">
            <text:p>Done document on Interactive mode or git clean interactive mode using various commands in it such as,</text:p>
            <text:p>1: clean</text:p>
            <text:p>4: ask each<text:s/></text:p>
            <text:p>5: quit</text:p>
            <text:p>6: help</text:p>
            <text:p>Working with the following scenarios for changing the commit message in two ways,</text:p>
            <text:p>1. Commit has not been pushed online</text:p>
            <text:p>2. Amending older or multiple commit messages</text:p>
          </table:table-cell>
          <table:table-cell table:number-columns-repeated="16382"/>
        </table:table-row>
        <table:table-row table:number-rows-repeated="1048539" table:style-name="ro2">
          <table:table-cell table:number-columns-repeated="16384"/>
        </table:table-row>
      </table:table>
      <table:table table:name="July" table:style-name="ta3">
        <table:table-column table:style-name="co3" table:default-cell-style-name="ce1"/>
        <table:table-column table:style-name="co6"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02-07T00:00:00" table:style-name="ce3">
            <text:p>2/7/2018</text:p>
          </table:table-cell>
          <table:table-cell office:value-type="string" table:style-name="ce4">
            <text:p>Worked with the following scenarios and done with the documentation.</text:p>
            <text:p>1. Procedures for amending the commit that has not been pushed online.</text:p>
            <text:p>(i)Changing a commit message that is rewriting the most recent commit message which is not pushed into github repository.</text:p>
            <text:p>2. Procedures for amending older commit messages.</text:p>
            <text:p>(i) Amending the message of the most recently pushed commit.</text:p>
            <text:p>(ii)Amending older commit message after a file is pushed into GitHub.</text:p>
          </table:table-cell>
          <table:table-cell table:number-columns-repeated="16382"/>
        </table:table-row>
        <table:table-row table:style-name="ro2">
          <table:table-cell table:number-columns-repeated="16384"/>
        </table:table-row>
        <table:table-row table:style-name="ro3">
          <table:table-cell office:value-type="date" office:date-value="2018-03-07T00:00:00" table:style-name="ce3">
            <text:p>3/7/2018</text:p>
          </table:table-cell>
          <table:table-cell office:value-type="string" table:style-name="ce4">
            <text:p>Worked with the following interactive rebase commands:</text:p>
            <text:p>pick which will keep the commit,</text:p>
            <text:p>reword allows to edit the commit message,</text:p>
            <text:p>edit will pause the rebase process so we can make more changes to the commit,</text:p>
            <text:p>squash will condense the commit into the previous commit and will ;let to edit the commit message,</text:p>
            <text:p>fixup will condense the commit into the previous commit without editing the commit message,</text:p>
            <text:p>drop will remove the commit or can simply delete the line from the file.</text:p>
          </table:table-cell>
          <table:table-cell table:number-columns-repeated="16382"/>
        </table:table-row>
        <table:table-row table:style-name="ro2">
          <table:table-cell table:number-columns-repeated="16384"/>
        </table:table-row>
        <table:table-row table:style-name="ro9">
          <table:table-cell office:value-type="date" office:date-value="2018-05-07T00:00:00" table:style-name="ce3">
            <text:p>5/7/2018</text:p>
          </table:table-cell>
          <table:table-cell office:value-type="string" table:style-name="ce4">
            <text:p>Done documentation on the following,</text:p>
            <text:p>What is git rebase?</text:p>
            <text:p>what is the usage of git rebase?</text:p>
            <text:p>Use of the git interactive rebase command,</text:p>
            <text:p>$ git rebase -i HEAD~3</text:p>
            <text:p>Usage of the interactive rebase commands,</text:p>
            <text:p>pick</text:p>
            <text:p>reword</text:p>
            <text:p>exit</text:p>
          </table:table-cell>
          <table:table-cell table:number-columns-repeated="16382"/>
        </table:table-row>
        <table:table-row table:style-name="ro2">
          <table:table-cell table:number-columns-repeated="16384"/>
        </table:table-row>
        <table:table-row table:style-name="ro7">
          <table:table-cell office:value-type="date" office:date-value="2018-06-07T00:00:00" table:style-name="ce3">
            <text:p>6/7/2018</text:p>
          </table:table-cell>
          <table:table-cell office:value-type="string" table:style-name="ce4">
            <text:p>Done documentation on the following,</text:p>
            <text:p>Normal Rebase vs Interactive Rebase,</text:p>
            <text:p>squash which is a interactive rebase command,</text:p>
            <text:p>drop also an interactive rebase command,</text:p>
            <text:p>Git rebase interactive drop vs deleting the commit line,</text:p>
            <text:p>Working with git rebase exec command.</text:p>
          </table:table-cell>
          <table:table-cell table:number-columns-repeated="16382"/>
        </table:table-row>
        <table:table-row table:style-name="ro2">
          <table:table-cell table:number-columns-repeated="16384"/>
        </table:table-row>
        <table:table-row table:style-name="ro3">
          <table:table-cell office:value-type="date" office:date-value="2018-09-07T00:00:00" table:style-name="ce3">
            <text:p>9/7/2018</text:p>
          </table:table-cell>
          <table:table-cell office:value-type="string" table:style-name="ce4">
            <text:p>Got to know about the following and working with the documentation,</text:p>
            <text:p>What is reset,</text:p>
            <text:p>Three trees of git,</text:p>
            <text:p>Different command line arguments such as:</text:p>
            <text:p>- soft only changes HEAD, but doesn’t change staged files in index or working files,</text:p>
            <text:p>- mixed moves HEAD and updates the index with the contents of the revision to which HEAD now points,</text:p>
            <text:p>- hard moves HEAD and updates the index and working directory—this is the only version of reset that can cause data loss.</text:p>
          </table:table-cell>
          <table:table-cell table:number-columns-repeated="16382"/>
        </table:table-row>
        <table:table-row table:style-name="ro2">
          <table:table-cell table:number-columns-repeated="16384"/>
        </table:table-row>
        <table:table-row table:style-name="ro5">
          <table:table-cell office:value-type="date" office:date-value="2018-10-07T00:00:00" table:style-name="ce3">
            <text:p>10/7/2018</text:p>
          </table:table-cell>
          <table:table-cell office:value-type="string" table:style-name="ce4">
            <text:p>Done documentation on the following,</text:p>
            <text:p>What is reset and three trees of git,</text:p>
            <text:p>What happens if the following commands are performed,</text:p>
            <text:p>- git reset HEAD</text:p>
            <text:p>- git reset HEAD~1</text:p>
            <text:p>- git reset HEAD~2</text:p>
            <text:p>How does reset works,</text:p>
            <text:p>Difference between git checkout and git reset</text:p>
          </table:table-cell>
          <table:table-cell table:number-columns-repeated="16382"/>
        </table:table-row>
        <table:table-row table:style-name="ro2">
          <table:table-cell table:number-columns-repeated="16384"/>
        </table:table-row>
        <table:table-row table:style-name="ro5">
          <table:table-cell office:value-type="date" office:date-value="2018-11-07T00:00:00" table:style-name="ce3">
            <text:p>11/7/2018</text:p>
          </table:table-cell>
          <table:table-cell office:value-type="string" table:style-name="ce4">
            <text:p>Got to know about the following concepts:</text:p>
            <text:p>Scope of git reset modes,</text:p>
            <text:p>All the options available for commit and reset,</text:p>
            <text:p>Worked with the following examples:</text:p>
            <text:p>Undo add,</text:p>
            <text:p>Undo a commit,</text:p>
            <text:p>Undo a merge or pull,</text:p>
            <text:p>Reset a single file in the index.</text:p>
          </table:table-cell>
          <table:table-cell table:number-columns-repeated="16382"/>
        </table:table-row>
        <table:table-row table:style-name="ro2">
          <table:table-cell table:number-columns-repeated="16384"/>
        </table:table-row>
        <table:table-row table:style-name="ro7">
          <table:table-cell office:value-type="date" office:date-value="2018-12-07T00:00:00" table:style-name="ce3">
            <text:p>12/7/2018</text:p>
          </table:table-cell>
          <table:table-cell office:value-type="string" table:style-name="ce4">
            <text:p>Done documentation on the git reset modes,</text:p>
            <text:p>git reset --soft</text:p>
            <text:p>git reset --mixed</text:p>
            <text:p>git reset --hard</text:p>
            <text:p>git reset --merge</text:p>
            <text:p>How to reset a single file using command git reset -- filename</text:p>
          </table:table-cell>
          <table:table-cell table:number-columns-repeated="16382"/>
        </table:table-row>
        <table:table-row table:style-name="ro2">
          <table:table-cell table:number-columns-repeated="16384"/>
        </table:table-row>
        <table:table-row table:style-name="ro7">
          <table:table-cell office:value-type="string" table:style-name="ce3">
            <text:p>13/7/2018</text:p>
          </table:table-cell>
          <table:table-cell office:value-type="string" table:style-name="ce4">
            <text:p>Got to know the difference about HEAD vs ORIG_HEAD,</text:p>
            <text:p>Done with the following examples:</text:p>
            <text:p>Undo commits permanently,</text:p>
            <text:p>Undo a commit and redo,</text:p>
            <text:p>Undoing a merge or pull inside a dirty working tree,</text:p>
            <text:p>Working with the scenario on how to deal with an interrupted workflow.</text:p>
          </table:table-cell>
          <table:table-cell table:number-columns-repeated="16382"/>
        </table:table-row>
        <table:table-row table:style-name="ro2">
          <table:table-cell table:number-columns-repeated="16384"/>
        </table:table-row>
        <table:table-row table:style-name="ro7">
          <table:table-cell office:value-type="string" table:style-name="ce3">
            <text:p>16/7/2018</text:p>
          </table:table-cell>
          <table:table-cell office:value-type="string" table:style-name="ce4">
            <text:p>Got to know about snapshot,</text:p>
            <text:p>Done working with the scenario and also document on how to deal with an interrupted workflow,</text:p>
            <text:p>Worked with the command $ git revert -n commit_id</text:p>
            <text:p>Also got to know the difference between the commands,</text:p>
            <text:p>$ git revert commit_id and $ git revert -n commit_id,</text:p>
            <text:p>Gone through the tutorial on Undoing vs Reverting vs Resetting.</text:p>
          </table:table-cell>
          <table:table-cell table:number-columns-repeated="16382"/>
        </table:table-row>
        <table:table-row table:style-name="ro2">
          <table:table-cell table:number-columns-repeated="16384"/>
        </table:table-row>
        <table:table-row table:style-name="ro7">
          <table:table-cell office:value-type="string" table:style-name="ce3">
            <text:p>17/7/2018</text:p>
          </table:table-cell>
          <table:table-cell office:value-type="string" table:style-name="ce4">
            <text:p>Done documentation on the following,</text:p>
            <text:p>Undoing the code changes for a single file,</text:p>
            <text:p>Undoing the code changes for multiple files at a time,</text:p>
            <text:p>Committing code changes directly using the command $ git revert commit_id,</text:p>
            <text:p>Also committing code changes explicilty using the command with the option -n, $ git revert -n commit_id,</text:p>
            <text:p>Resetting the code changes and moving to the previous commit history.</text:p>
          </table:table-cell>
          <table:table-cell table:number-columns-repeated="16382"/>
        </table:table-row>
        <table:table-row table:style-name="ro4">
          <table:table-cell table:style-name="ce3"/>
          <table:table-cell table:number-columns-repeated="16383" table:style-name="ce1"/>
        </table:table-row>
        <table:table-row table:style-name="ro5">
          <table:table-cell office:value-type="string" table:style-name="ce3">
            <text:p>18/7/2018</text:p>
          </table:table-cell>
          <table:table-cell office:value-type="string" table:style-name="ce4">
            <text:p>Done document on the following,</text:p>
            <text:p>Revert vs Reset,</text:p>
            <text:p>Reset used in different scenarios,</text:p>
            <text:p>Scenario-1: When you have made some changes and you no longer wanted them to be committed you just wanted to go back to the older clean state</text:p>
            <text:p>Scenario-2: When you wanted to go to two commits back</text:p>
            <text:p>Scenario-3: When you are doing git pull. It might result in merging errors. In this case you might just want to get rid of the mess, then you can simply use<text:s/></text:p>
            <text:p>Scenario-4: You might have added a file to commit using <text:s/>git add abc.c but later you realized you do not want to add then you can get it back</text:p>
            <text:p>Going through the tutorials regarding git cherry-pick.</text:p>
          </table:table-cell>
          <table:table-cell table:number-columns-repeated="16382"/>
        </table:table-row>
        <table:table-row table:style-name="ro2">
          <table:table-cell table:number-columns-repeated="16384"/>
        </table:table-row>
        <table:table-row table:style-name="ro3">
          <table:table-cell office:value-type="string" table:style-name="ce3">
            <text:p>19/7/2018</text:p>
          </table:table-cell>
          <table:table-cell office:value-type="string" table:style-name="ce4">
            <text:p>Got to about the following,</text:p>
            <text:p>What is Git cherry-pick,</text:p>
            <text:p>Use cases of cherry-pick,</text:p>
            <text:p>Cherry-picking becomes very useful and essential when it comes to bug fixing.</text:p>
            <text:p>This could also be useful whenever a full branch merge is not possible due to incompatible versions in the various branches.</text:p>
            <text:p>Also, you can use git cherry-pick to pull the changes introduced to a sub-branch, without changing the branch, by your colleague working on the same project.</text:p>
            <text:p>Working with the documentation on the above.</text:p>
          </table:table-cell>
          <table:table-cell table:number-columns-repeated="16382"/>
        </table:table-row>
        <table:table-row table:style-name="ro2">
          <table:table-cell table:number-columns-repeated="16384"/>
        </table:table-row>
        <table:table-row table:style-name="ro5">
          <table:table-cell office:value-type="string" table:style-name="ce3">
            <text:p>20/7/2018</text:p>
          </table:table-cell>
          <table:table-cell office:value-type="string" table:style-name="ce4">
            <text:p>Worked with and done documentation on the following,</text:p>
            <text:p>git cherry-pick &lt;commit-id&gt;</text:p>
            <text:p>Viewing the Commit History with different options,</text:p>
            <text:p>git log --stat</text:p>
            <text:p>git log --pretty=oneline</text:p>
            <text:p>git log --pretty=fuller</text:p>
            <text:p>git log --pretty=format:"%h - %an, %ar : %s"</text:p>
            <text:p>Also many other useful options for git log --pretty=format</text:p>
          </table:table-cell>
          <table:table-cell table:number-columns-repeated="16382"/>
        </table:table-row>
        <table:table-row table:style-name="ro2">
          <table:table-cell table:number-columns-repeated="16384"/>
        </table:table-row>
        <table:table-row table:style-name="ro7">
          <table:table-cell office:value-type="string" table:style-name="ce3">
            <text:p>23/7/2018</text:p>
          </table:table-cell>
          <table:table-cell office:value-type="string" table:style-name="ce4">
            <text:p>Got to know about the following,</text:p>
            <text:p>Advantage of cherry-pick over merge</text:p>
            <text:p>Why cherry-pick?</text:p>
            <text:p>Why can't merge?</text:p>
            <text:p>What are the commands used for re-writing history</text:p>
            <text:p>Done some modifications in the presentation for the demo.</text:p>
          </table:table-cell>
          <table:table-cell table:number-columns-repeated="16382"/>
        </table:table-row>
        <table:table-row table:style-name="ro2">
          <table:table-cell table:number-columns-repeated="16384"/>
        </table:table-row>
        <table:table-row table:style-name="ro5">
          <table:table-cell office:value-type="string" table:style-name="ce3">
            <text:p>24/7/2018</text:p>
          </table:table-cell>
          <table:table-cell office:value-type="string" table:style-name="ce4">
            <text:p>Done documentation on the following,</text:p>
            <text:p>Advantage of cherry-pick over merge</text:p>
            <text:p>Why cherry-pick?</text:p>
            <text:p>Why can't merge?</text:p>
            <text:p>Ways of searching for text in branches using some options in git log command by,</text:p>
            <text:p>- search string</text:p>
            <text:p>- match regular expression</text:p>
            <text:p>Finding branches that contain the commit.</text:p>
          </table:table-cell>
          <table:table-cell table:number-columns-repeated="16382"/>
        </table:table-row>
        <table:table-row table:style-name="ro2">
          <table:table-cell table:number-columns-repeated="16384"/>
        </table:table-row>
        <table:table-row table:style-name="ro5">
          <table:table-cell office:value-type="string" table:style-name="ce3">
            <text:p>25/7/2018</text:p>
          </table:table-cell>
          <table:table-cell office:value-type="string" table:style-name="ce4">
            <text:p>Worked and done doc with the following:</text:p>
            <text:p>Advanced Git log option to display the first line of each commit message</text:p>
            <text:p>Filtering the Commit History using the following</text:p>
            <text:p>To search for commits that were created by amount</text:p>
            <text:p>To search for commits that were created by date</text:p>
            <text:p>To search for commits that were created between two dates</text:p>
            <text:p>To search for commits that were created by relative references</text:p>
            <text:p>To search for commits that were created by Author</text:p>
          </table:table-cell>
          <table:table-cell table:number-columns-repeated="16382"/>
        </table:table-row>
        <table:table-row table:style-name="ro2">
          <table:table-cell table:number-columns-repeated="16384"/>
        </table:table-row>
        <table:table-row table:style-name="ro3">
          <table:table-cell office:value-type="string" table:style-name="ce3">
            <text:p>26/7/2018</text:p>
          </table:table-cell>
          <table:table-cell office:value-type="string" table:style-name="ce4">
            <text:p>Worked and done doc with the following:</text:p>
            <text:p>Filter commits by their commit message</text:p>
            <text:p>To show the history related to a file</text:p>
            <text:p>To search for commits that were created by content</text:p>
            <text:p>Filtering commits by their range<text:s/></text:p>
            <text:p>Viewing all commits of any branch from any other branch</text:p>
            <text:p>Created an orphan branch and checking the commands to view the list.</text:p>
          </table:table-cell>
          <table:table-cell table:number-columns-repeated="16382"/>
        </table:table-row>
        <table:table-row table:style-name="ro2">
          <table:table-cell table:number-columns-repeated="16384"/>
        </table:table-row>
        <table:table-row table:style-name="ro5">
          <table:table-cell office:value-type="string" table:style-name="ce3">
            <text:p>27/7/2018</text:p>
          </table:table-cell>
          <table:table-cell office:value-type="string" table:style-name="ce4">
            <text:p>Got to know about and worked with the following:</text:p>
            <text:p>What is a patch?</text:p>
            <text:p>What is the use of patch?</text:p>
            <text:p>In what scenario do we use patch?</text:p>
            <text:p>How to create a patch?</text:p>
            <text:p>View all the files in a patch directory.</text:p>
            <text:p>How to apply a patch to another branch?</text:p>
            <text:p>Also done documentation on the above.</text:p>
          </table:table-cell>
          <table:table-cell table:number-columns-repeated="16382"/>
        </table:table-row>
        <table:table-row table:style-name="ro2">
          <table:table-cell table:number-columns-repeated="16384"/>
        </table:table-row>
        <table:table-row table:style-name="ro7">
          <table:table-cell office:value-type="string" table:style-name="ce3">
            <text:p>31/7/2018</text:p>
          </table:table-cell>
          <table:table-cell office:value-type="string" table:style-name="ce4">
            <text:p>Worked with the some of advanced log commands for graphing and done doc on the following:</text:p>
            <text:p>Visualizing the commit graph, showing information related to each commit.</text:p>
            <text:p>To only show the commit id and comment per-commit.</text:p>
            <text:p>To know the history by checking linear series of commits, and get sense of what was merged in where.</text:p>
            <text:p>To know history of all the branches like commits and where are they merged.</text:p>
            <text:p>Decorated the terminal to make easier display with different colors to check what branch is where.</text:p>
          </table:table-cell>
          <table:table-cell table:number-columns-repeated="16382"/>
        </table:table-row>
        <table:table-row table:number-rows-repeated="1048535" table:style-name="ro2">
          <table:table-cell table:number-columns-repeated="16384"/>
        </table:table-row>
      </table:table>
      <table:table table:name="August" table:style-name="ta3">
        <table:table-column table:style-name="co3" table:default-cell-style-name="ce1"/>
        <table:table-column table:style-name="co6"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5" table:style-name="ce2"/>
          <table:table-cell table:number-columns-repeated="16367"/>
        </table:table-row>
        <table:table-row table:style-name="ro4">
          <table:table-cell table:style-name="ce3"/>
          <table:table-cell table:number-columns-repeated="16383" table:style-name="ce1"/>
        </table:table-row>
        <table:table-row table:style-name="ro3">
          <table:table-cell office:value-type="date" office:date-value="2018-01-08T00:00:00" table:style-name="ce3">
            <text:p>1/8/2018</text:p>
          </table:table-cell>
          <table:table-cell office:value-type="string" table:style-name="ce4">
            <text:p>Worked with the some more advanced log commands for graphing and done doc on the following:</text:p>
            <text:p>To show commits from oldest to newest</text:p>
            <text:p>Showing the reference name on each line by adding - -source option to the decorated terminal</text:p>
            <text:p>To view abstract shape of the git repo</text:p>
            <text:p>To view the significant points in commit history by eliminating all the intermediary commits</text:p>
            <text:p>To view the whole history of the project inorder to re-introduce the Date info<text:s/></text:p>
            <text:p>Getting to know about Docker</text:p>
          </table:table-cell>
          <table:table-cell table:number-columns-repeated="16382" table:style-name="ce1"/>
        </table:table-row>
        <table:table-row table:style-name="ro2">
          <table:table-cell table:number-columns-repeated="16384"/>
        </table:table-row>
        <table:table-row table:style-name="ro3">
          <table:table-cell office:value-type="date" office:date-value="2018-02-08T00:00:00" table:style-name="ce3">
            <text:p>2/8/2018</text:p>
          </table:table-cell>
          <table:table-cell office:value-type="string" table:style-name="ce4">
            <text:p>Worked with reflog commands and done doc on the following:</text:p>
            <text:p>Got to know about the reflog and why is it important</text:p>
            <text:p>Reference logs which keeps track of updates to the tip of branches</text:p>
            <text:p>To get a complete reflog of all the references</text:p>
            <text:p>Passing the branch name inorder to check the reflog for a specific branch</text:p>
            <text:p>To view previously stashed some changes using the reflog stash command</text:p>
            <text:p>The returned reference pointers can be passed to other commands</text:p>
          </table:table-cell>
          <table:table-cell table:number-columns-repeated="16382" table:style-name="ce1"/>
        </table:table-row>
        <table:table-row table:style-name="ro4">
          <table:table-cell table:style-name="ce1"/>
          <table:table-cell table:style-name="ce4"/>
          <table:table-cell table:number-columns-repeated="16382" table:style-name="ce1"/>
        </table:table-row>
        <table:table-row table:style-name="ro7">
          <table:table-cell office:value-type="date" office:date-value="2018-03-08T00:00:00" table:style-name="ce3">
            <text:p>3/8/2018</text:p>
          </table:table-cell>
          <table:table-cell office:value-type="string" table:style-name="ce4">
            <text:p>Got to know about the following,</text:p>
            <text:p>Why do we need containerization?</text:p>
            <text:p>What is container?</text:p>
            <text:p>Difference of conterization over virtualization</text:p>
            <text:p>Advantages of container</text:p>
            <text:p>What is docker on container?</text:p>
          </table:table-cell>
          <table:table-cell table:number-columns-repeated="16382" table:style-name="ce1"/>
        </table:table-row>
        <table:table-row table:style-name="ro2">
          <table:table-cell table:number-columns-repeated="16384"/>
        </table:table-row>
        <table:table-row table:style-name="ro7">
          <table:table-cell office:value-type="date" office:date-value="2018-06-08T00:00:00" table:style-name="ce3">
            <text:p>6/8/2018</text:p>
          </table:table-cell>
          <table:table-cell office:value-type="string" table:style-name="ce4">
            <text:p>Gone through the docker tutorials</text:p>
            <text:p>Got to know about the following:</text:p>
            <text:p>What is Docker?</text:p>
            <text:p>Why do we use Docker?</text:p>
            <text:p>What is docker Architecture?</text:p>
            <text:p>What are the Components present in the docker?</text:p>
          </table:table-cell>
          <table:table-cell table:number-columns-repeated="16382" table:style-name="ce1"/>
        </table:table-row>
        <table:table-row table:style-name="ro2">
          <table:table-cell table:number-columns-repeated="16384"/>
        </table:table-row>
        <table:table-row table:style-name="ro3">
          <table:table-cell office:value-type="date" office:date-value="2018-07-08T00:00:00" table:style-name="ce3">
            <text:p>7/8/2018</text:p>
          </table:table-cell>
          <table:table-cell office:value-type="string" table:style-name="ce4">
            <text:p>Got to know the following things about docker,</text:p>
            <text:p>What are Docker Images?</text:p>
            <text:p>How to pull/download docker images?</text:p>
            <text:p>How to list available docker images?</text:p>
            <text:p>How to know detailed information about a docker image?</text:p>
            <text:p>How to get history of a docker images?</text:p>
            <text:p>Gone through some tutorials regarding docker images.</text:p>
          </table:table-cell>
          <table:table-cell table:number-columns-repeated="16382" table:style-name="ce1"/>
        </table:table-row>
        <table:table-row table:style-name="ro2">
          <table:table-cell table:number-columns-repeated="16384"/>
        </table:table-row>
        <table:table-row table:style-name="ro7">
          <table:table-cell office:value-type="date" office:date-value="2018-08-08T00:00:00" table:style-name="ce3">
            <text:p>8/8/2018</text:p>
          </table:table-cell>
          <table:table-cell office:value-type="string" table:style-name="ce4">
            <text:p>Installed docker toolbox on windows system,</text:p>
            <text:p>Fixed an issue "Looks like something went wrong in step ´Looking for vboxmanage.exe´... Press any key to continue..." when I click on "Docker Quickstart Terminal",</text:p>
            <text:p>Got to know following things about docker images,</text:p>
            <text:p>How to Save or Backup a Docker Images?</text:p>
            <text:p>How to Restore a Docker Images from a Backup?</text:p>
            <text:p>How to remove or delete Docker Images?</text:p>
          </table:table-cell>
          <table:table-cell table:number-columns-repeated="16382" table:style-name="ce1"/>
        </table:table-row>
        <table:table-row table:style-name="ro2">
          <table:table-cell table:number-columns-repeated="16384"/>
        </table:table-row>
        <table:table-row table:style-name="ro6">
          <table:table-cell office:value-type="date" office:date-value="2018-09-08T00:00:00" table:style-name="ce3">
            <text:p>9/8/2018</text:p>
          </table:table-cell>
          <table:table-cell office:value-type="string" table:style-name="ce4">
            <text:p>Fixed an issue in docker installation "Looks like something went wrong in step 'Checking if machine default exists'...Press any key to continue"</text:p>
            <text:p>Got to know about what a docker file is?</text:p>
            <text:p>And what a docker build is?</text:p>
            <text:p>Troubleshooting the issue "ERROR: Get https://registry-1.docker.io/v2/: x509: certificate signed by unknown authority" and</text:p>
            <text:p>Also going through the best practices for writing Docker files.</text:p>
          </table:table-cell>
          <table:table-cell table:number-columns-repeated="16382" table:style-name="ce1"/>
        </table:table-row>
        <table:table-row table:style-name="ro2">
          <table:table-cell table:number-columns-repeated="16384"/>
        </table:table-row>
        <table:table-row table:style-name="ro6">
          <table:table-cell office:value-type="date" office:date-value="2018-10-08T00:00:00" table:style-name="ce3">
            <text:p>10/8/2018</text:p>
          </table:table-cell>
          <table:table-cell office:value-type="string" table:style-name="ce4">
            <text:p>Created a default docker machine and listed available machines</text:p>
            <text:p>Used environment commands for the new VM</text:p>
            <text:p>Connected shell to the new machine</text:p>
            <text:p>Ran a container with docker run to verify set up of the machine.</text:p>
            <text:p>Troubleshooting the issue "ERROR: Get https://registry-1.docker.io/v2/: x509: certificate signed by unknown authority".</text:p>
          </table:table-cell>
          <table:table-cell table:number-columns-repeated="16382"/>
        </table:table-row>
        <table:table-row table:style-name="ro2">
          <table:table-cell table:number-columns-repeated="16384"/>
        </table:table-row>
        <table:table-row table:style-name="ro7">
          <table:table-cell office:value-type="string" table:style-name="ce3">
            <text:p>13/8/2018</text:p>
          </table:table-cell>
          <table:table-cell office:value-type="string" table:style-name="ce4">
            <text:p>Gone through the tutorials and got to know the following things:</text:p>
            <text:p>What is a Docker Registry?</text:p>
            <text:p>Why do we use Docker Registries?</text:p>
            <text:p>Architecture of docker that how a docker file is loaded to a Git Repo and then to jenkins server.</text:p>
            <text:p>What is a Docker hub?</text:p>
            <text:p>Working with a scenario to pull a sample image from docker hub.</text:p>
          </table:table-cell>
          <table:table-cell table:number-columns-repeated="16382"/>
        </table:table-row>
        <table:table-row table:style-name="ro2">
          <table:table-cell table:number-columns-repeated="16384"/>
        </table:table-row>
        <table:table-row table:style-name="ro11">
          <table:table-cell office:value-type="string" table:style-name="ce3">
            <text:p>14/8/2018</text:p>
          </table:table-cell>
          <table:table-cell office:value-type="string" table:style-name="ce4">
            <text:p>Got to about dynamic host configuration protocol server</text:p>
            <text:p>Troubleshooting the following issues:</text:p>
            <text:p>#1 VBoxManage.exe: error: Failed to attach the network LUN (VERR_INTNET_FLT_IF_NOT_FOUND) VBoxManage.exe: error: Details: code E_FAIL (0x80004005), component ConsoleWrap, interface IConsole</text:p>
            <text:p>#2 Error checking TLS connection: ssh command error:</text:p>
            <text:p>command : ip addr show</text:p>
            <text:p>err <text:s text:c="4"/>: exit status 255</text:p>
            <text:p>output <text:s/>:</text:p>
            <text:p>Error checking TLS connection: ssh command error:</text:p>
            <text:p>command : ip addr show</text:p>
            <text:p>err <text:s text:c="4"/>: exit status 255</text:p>
            <text:p>#3 Error response from daemon: Get https://registry-1.docker.io/v2/: x509: certificate signed by unknown authority</text:p>
          </table:table-cell>
          <table:table-cell table:number-columns-repeated="16382"/>
        </table:table-row>
        <table:table-row table:style-name="ro2">
          <table:table-cell table:number-columns-repeated="16384"/>
        </table:table-row>
        <table:table-row table:style-name="ro7">
          <table:table-cell office:value-type="string" table:style-name="ce3">
            <text:p>15/8/2018</text:p>
          </table:table-cell>
          <table:table-cell office:value-type="string" table:style-name="ce4">
            <text:p>Troubleshooted the issues by performing following actions,</text:p>
            <text:p>By regenerating the certificates</text:p>
            <text:p>Restarted the docker host</text:p>
            <text:p>Environment variables are set for the command window after restarting the machine</text:p>
            <text:p>By reinstalling Docker toolbox and Oracle VM VirtualBox</text:p>
            <text:p>By restarting the docker machine</text:p>
          </table:table-cell>
          <table:table-cell table:number-columns-repeated="16382"/>
        </table:table-row>
        <table:table-row table:style-name="ro2">
          <table:table-cell table:number-columns-repeated="16384"/>
        </table:table-row>
        <table:table-row table:style-name="ro3">
          <table:table-cell office:value-type="string" table:style-name="ce3">
            <text:p>16/8/2018</text:p>
          </table:table-cell>
          <table:table-cell office:value-type="string" table:style-name="ce4">
            <text:p>Got to know how does the format of a docker file exists?</text:p>
            <text:p>What are the instructions present in docker file?</text:p>
            <text:p>Where and what arguments needed to be passed for each instruction?</text:p>
            <text:p>Got to know sample intructions like,</text:p>
            <text:p>FROM instruction to start the Dockerfile specifying which image we derive our image from.</text:p>
            <text:p>MAINTAINER instruction to specify oneself or one's organization as the maintainer of the image by placing one's email address there.</text:p>
            <text:p>COPY will copy the files into the image.</text:p>
          </table:table-cell>
          <table:table-cell table:number-columns-repeated="16382"/>
        </table:table-row>
        <table:table-row table:style-name="ro2">
          <table:table-cell table:number-columns-repeated="16384"/>
        </table:table-row>
        <table:table-row table:style-name="ro3">
          <table:table-cell office:value-type="string" table:style-name="ce3">
            <text:p>17/8/2018</text:p>
          </table:table-cell>
          <table:table-cell office:value-type="string" table:style-name="ce4">
            <text:p>Solved the issue "error checking tls connection: error cchecking and/or regenerating the certs: There was an error validating certificates for host "192.168.99.100:2376": dial tcp 192.168.99.100:2376 i/o timeout"</text:p>
            <text:p>Troubleshooting issue - error response from daemon certificate signed by unknown authority by,</text:p>
            <text:p>Moving the bin path to last in PATH environment variable.</text:p>
            <text:p>Changing the content in daemon.json file</text:p>
            <text:p>Created a new docker machine node1 and regenerated the certificates<text:s/></text:p>
            <text:p>Also tested by restarting new machine and by setting the environment variable.</text:p>
          </table:table-cell>
          <table:table-cell table:number-columns-repeated="16382"/>
        </table:table-row>
        <table:table-row table:style-name="ro2">
          <table:table-cell table:number-columns-repeated="16384"/>
        </table:table-row>
        <table:table-row table:style-name="ro7">
          <table:table-cell office:value-type="string" table:style-name="ce3">
            <text:p>20/8/2018</text:p>
          </table:table-cell>
          <table:table-cell office:value-type="string" table:style-name="ce4">
            <text:p>Got to know about yum-utils which is a collection of utilities as plugins extending yum in different ways,</text:p>
            <text:p>What is EPEL and why do we use EPEL repository?</text:p>
            <text:p>How to enable EPEL repository in CentOS being a root user,</text:p>
            <text:p>Installed docker package on CentOS,</text:p>
            <text:p>To install docker, the epel repositories must be enabled on the system ,</text:p>
            <text:p>Troubleshooting the issue Cannot retrieve metalink for repository: epel/x86_64. Please verify its path and try again.</text:p>
          </table:table-cell>
          <table:table-cell table:number-columns-repeated="16382"/>
        </table:table-row>
        <table:table-row table:style-name="ro2">
          <table:table-cell table:number-columns-repeated="16384"/>
        </table:table-row>
        <table:table-row table:style-name="ro3">
          <table:table-cell office:value-type="string" table:style-name="ce3">
            <text:p>21/8/2018</text:p>
          </table:table-cell>
          <table:table-cell office:value-type="string" table:style-name="ce4">
            <text:p>Installed docker successfully on CentOS,</text:p>
            <text:p>After installation, started the daemon, checked its status and enabled it using the docker commands,</text:p>
            <text:p>Verified if Docker works properly by running a container test image and made sure it works by checking the ouptut,</text:p>
            <text:p>Ran a few basic Docker commands to get some information about docker on the following,</text:p>
            <text:p>For system-wide information on Docker # docker info</text:p>
            <text:p>To know docker version # docker version</text:p>
            <text:p>To get a list of all available Docker commands on the console # docker</text:p>
          </table:table-cell>
          <table:table-cell table:number-columns-repeated="16382"/>
        </table:table-row>
        <table:table-row table:style-name="ro2">
          <table:table-cell table:number-columns-repeated="16384"/>
        </table:table-row>
        <table:table-row table:style-name="ro7">
          <table:table-cell office:value-type="string" table:style-name="ce3">
            <text:p>22/8/2018</text:p>
          </table:table-cell>
          <table:table-cell office:value-type="string" table:style-name="ce4">
            <text:p>Searched the required image from docker hub and downloaded a docker image.</text:p>
            <text:p>Pulled an ubuntu image from the docker hub and listed the available images on the host.</text:p>
            <text:p>Allocated a unique name for every container by using the "--name" option on command line.</text:p>
            <text:p>Manipulated containers (start, stop, remove, stats) by addressing its name which is allocated as before.</text:p>
            <text:p>Got to know about the running containers ID by issuing # docker ps command.</text:p>
            <text:p>Fixed the issue "Docker error cannot delete docker container, conflict: unable to remove repository reference".</text:p>
          </table:table-cell>
          <table:table-cell table:number-columns-repeated="16382"/>
        </table:table-row>
        <table:table-row table:style-name="ro2">
          <table:table-cell table:number-columns-repeated="16384"/>
        </table:table-row>
        <table:table-row table:style-name="ro7">
          <table:table-cell office:value-type="string" table:style-name="ce3">
            <text:p>23/8/2018</text:p>
          </table:table-cell>
          <table:table-cell office:value-type="string" table:style-name="ce4">
            <text:p>Done documentation on the following concepts,</text:p>
            <text:p>What is containerization and why do we need containerization ?</text:p>
            <text:p>Difference between containerization and Virtualization</text:p>
            <text:p>Advantages of a container</text:p>
            <text:p>What is Docker and why do we use docker?</text:p>
            <text:p>What is docker on container?</text:p>
          </table:table-cell>
          <table:table-cell table:number-columns-repeated="16382"/>
        </table:table-row>
        <table:table-row table:style-name="ro2">
          <table:table-cell table:number-columns-repeated="16384"/>
        </table:table-row>
        <table:table-row table:style-name="ro5">
          <table:table-cell office:value-type="string" table:style-name="ce3">
            <text:p>24/8/2018</text:p>
          </table:table-cell>
          <table:table-cell office:value-type="string" table:style-name="ce4">
            <text:p>Done documentation on the following,</text:p>
            <text:p>What is Docker Architecture and Docker Components ?</text:p>
            <text:p>What is a docker client and docker host/docker enginee ?</text:p>
            <text:p>What is a docker registry ?</text:p>
            <text:p>What are docker images and docker containers ?</text:p>
            <text:p>What is a docker network (Bridge, Host, None)</text:p>
            <text:p>Also we have other network drivers (Overlay, Mavlan)</text:p>
            <text:p>What is a docker storage and how many types of storage are available (volumes, bind mounts, tmpfs mounts)<text:s/></text:p>
          </table:table-cell>
          <table:table-cell table:number-columns-repeated="16382"/>
        </table:table-row>
        <table:table-row table:style-name="ro2">
          <table:table-cell table:number-columns-repeated="16384"/>
        </table:table-row>
        <table:table-row table:style-name="ro5">
          <table:table-cell office:value-type="string" table:style-name="ce3">
            <text:p>27/8/2018</text:p>
          </table:table-cell>
          <table:table-cell office:value-type="string" table:style-name="ce4">
            <text:p>Done documentation on the following,</text:p>
            <text:p>How to install docker package on CentOS 7 and CentOS 6</text:p>
            <text:p>After docker package has been installed, done the following by using the docker commands<text:s/></text:p>
            <text:p>Starting the daemon<text:s/></text:p>
            <text:p>Checking its status</text:p>
            <text:p>Enabling it system wide both on CentOS 6 and CentOS 7</text:p>
            <text:p>Ran a container test image to verify if docker works properly by issuing docker command</text:p>
            <text:p>How to know the system-wide information on docker, docker version and list of docker commands available on console.</text:p>
          </table:table-cell>
          <table:table-cell table:number-columns-repeated="16382"/>
        </table:table-row>
        <table:table-row table:style-name="ro2">
          <table:table-cell table:number-columns-repeated="16384"/>
        </table:table-row>
        <table:table-row table:style-name="ro3">
          <table:table-cell office:value-type="string" table:style-name="ce3">
            <text:p>28/8/2018</text:p>
          </table:table-cell>
          <table:table-cell office:value-type="string" table:style-name="ce4">
            <text:p>Going through the tutorials for integrating IBM Integration Bus on docker.</text:p>
            <text:p>Done documentation on the following concepts,</text:p>
            <text:p>What is a snapshot image and docker image?</text:p>
            <text:p>About images, containers, docker deamon, docker client, docker store</text:p>
            <text:p>How to create or customize docker images?</text:p>
            <text:p>How to get Docker Images and how to list available docker images?</text:p>
            <text:p>How to pull / download docker images?</text:p>
          </table:table-cell>
          <table:table-cell table:number-columns-repeated="16382"/>
        </table:table-row>
        <table:table-row table:style-name="ro2">
          <table:table-cell table:number-columns-repeated="16384"/>
        </table:table-row>
        <table:table-row table:style-name="ro3">
          <table:table-cell office:value-type="string" table:style-name="ce3">
            <text:p>29/8/2018</text:p>
          </table:table-cell>
          <table:table-cell office:value-type="string" table:style-name="ce4">
            <text:p>Viewed detailed information about docker images using docker command # docker insepect &lt;image-id&gt;</text:p>
            <text:p>Get to know the history of the docker images.</text:p>
            <text:p>Took backup of an image by archiving it using the image id<text:s/></text:p>
            <text:p>Listed the folder to confirm the docker Image ID is saved or not.</text:p>
            <text:p>Removed a single image using image id, also deleted multiple images using docker commands</text:p>
            <text:p>Restored the deleted image by loading the backup file of that particular image</text:p>
            <text:p>Removed all docker images in a single command and done documentation work on the above.</text:p>
          </table:table-cell>
          <table:table-cell table:number-columns-repeated="16382"/>
        </table:table-row>
        <table:table-row table:style-name="ro2">
          <table:table-cell table:number-columns-repeated="16384"/>
        </table:table-row>
        <table:table-row table:style-name="ro3">
          <table:table-cell office:value-type="string" table:style-name="ce3">
            <text:p>30/8/2018</text:p>
          </table:table-cell>
          <table:table-cell office:value-type="string" table:style-name="ce4">
            <text:p>Gone through the docker tutorials and worked with the following,</text:p>
            <text:p>Pulled a docker image "ubuntu" from the doker hub.</text:p>
            <text:p>Searched for the image that I need from the list of images by using grep command.</text:p>
            <text:p>Created a docker container from the docker image which is an instance of the image.</text:p>
            <text:p>Used the docker command to show only the running containers.</text:p>
            <text:p>Used the docker command to show both the running and stopped containers.</text:p>
            <text:p>Used the docker command to show most recently running container and done the documentation on the above.</text:p>
          </table:table-cell>
          <table:table-cell table:number-columns-repeated="16382"/>
        </table:table-row>
        <table:table-row table:style-name="ro2">
          <table:table-cell table:number-columns-repeated="16384"/>
        </table:table-row>
        <table:table-row table:style-name="ro8">
          <table:table-cell office:value-type="string" table:style-name="ce3">
            <text:p>31/8/2018</text:p>
          </table:table-cell>
          <table:table-cell office:value-type="string" table:style-name="ce4">
            <text:p>Added a tag name and repository name to the docker image.</text:p>
            <text:p>Done documentation on docker file instructions and explained with examples:</text:p>
            <text:p>FROM instruction which is used to specify the valid docker image name.</text:p>
            <text:p>MAINTAINER instruction specifies about the author who creates the new docker image for the support.</text:p>
            <text:p>COPY instruction copy files, directories and remote URL files to the destination within the filesystem of the Docker Images.<text:s/></text:p>
            <text:p>RUN instruction used to execute any commands on top of the current image which will create a new layer</text:p>
            <text:p>CMD instruction sets a command to be executed when running a container.<text:s/></text:p>
            <text:p>WORKDIR instruction sets the working directory.</text:p>
            <text:p>ENV instruction sets environment variables with key and value and etc.</text:p>
            <text:p>The way how comments are mentioned in the docker file with an example.</text:p>
          </table:table-cell>
          <table:table-cell table:number-columns-repeated="16382"/>
        </table:table-row>
        <table:table-row table:number-rows-repeated="1048529" table:style-name="ro2">
          <table:table-cell table:number-columns-repeated="16384"/>
        </table:table-row>
      </table:table>
      <table:table table:name="Sept" table:style-name="ta3">
        <table:table-column table:style-name="co3" table:default-cell-style-name="ce1"/>
        <table:table-column table:style-name="co7" table:default-cell-style-name="ce1"/>
        <table:table-column table:style-name="co3" table:number-columns-repeated="16382" table:default-cell-style-name="ce1"/>
        <table:table-row table:style-name="ro1">
          <table:table-cell office:value-type="string" table:style-name="ce2">
            <text:p>Date<text:s/></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12-09T00:00:00" table:style-name="ce3">
            <text:p>12/9/2018</text:p>
          </table:table-cell>
          <table:table-cell office:value-type="string" table:style-name="ce4">
            <text:p>Done the documentation on the following,</text:p>
            <text:p>What is a dockerfile and why it is required ?</text:p>
            <text:p>How to write a dockerfile by following the dockerfile instructions ?</text:p>
            <text:p>Created a simple dockerfile for ngnix.</text:p>
            <text:p>Explained some of the dockerfile commands used in the file.</text:p>
            <text:p>Built the new image using the command # docker build &lt;path&gt; where path refers to the directory containing the Dockerfile.</text:p>
          </table:table-cell>
          <table:table-cell table:number-columns-repeated="16382"/>
        </table:table-row>
        <table:table-row table:style-name="ro2">
          <table:table-cell table:number-columns-repeated="16384"/>
        </table:table-row>
        <table:table-row table:style-name="ro6">
          <table:table-cell office:value-type="string" table:style-name="ce3">
            <text:p>13/9/2018</text:p>
          </table:table-cell>
          <table:table-cell office:value-type="string" table:style-name="ce4">
            <text:p>Working with the following scenario,</text:p>
            <text:p>Created a dockerfile under the /root directory.</text:p>
            <text:p>Defined the instructions to customize the existing docker image as per the requirement.</text:p>
            <text:p>Built a docker image from the dockerfile from the given instructions.</text:p>
            <text:p>Ran and tested my customized docker image by launching a docker container.</text:p>
          </table:table-cell>
          <table:table-cell table:number-columns-repeated="16382"/>
        </table:table-row>
        <table:table-row table:style-name="ro2">
          <table:table-cell table:number-columns-repeated="16384"/>
        </table:table-row>
        <table:table-row table:style-name="ro7">
          <table:table-cell office:value-type="string" table:style-name="ce3">
            <text:p>14/9/2018</text:p>
          </table:table-cell>
          <table:table-cell office:value-type="string" table:style-name="ce4">
            <text:p>Worked with and done documentation on the scenario to create a customized image and push into the docker hub,</text:p>
            <text:p>Created a docker image and named it with a tag and a repository name</text:p>
            <text:p>Pushed the image to the docker hub by providing the login credentials of docker hub in the terminal</text:p>
            <text:p>Troubleshooted the issue "Error response from daemon: You cannot push a "root" repository. Please rename your repository to docker.io/&lt;user&gt;/&lt;repo&gt; "</text:p>
            <text:p>Customized docker image is now available in the docker hub</text:p>
            <text:p>I have logged in to the https://hub.docker.com/ and checked for my new image in the repository list.</text:p>
          </table:table-cell>
          <table:table-cell table:number-columns-repeated="16382"/>
        </table:table-row>
        <table:table-row table:style-name="ro2">
          <table:table-cell table:number-columns-repeated="16384"/>
        </table:table-row>
        <table:table-row table:style-name="ro3">
          <table:table-cell office:value-type="string" table:style-name="ce3">
            <text:p>17/9/2018</text:p>
          </table:table-cell>
          <table:table-cell office:value-type="string" table:style-name="ce4">
            <text:p>Done documentation on the following,</text:p>
            <text:p>How to create a dockerfile under the /root directory.</text:p>
            <text:p>How to define the instructions to customize the existing docker image.</text:p>
            <text:p>How to build a docker image from the dockerfile using the instructions.</text:p>
            <text:p>How to add a tag name and repository name to the image using the image reference id</text:p>
            <text:p>How to run and test my customized docker image by launching a docker container.</text:p>
            <text:p>Troubleshooting the issue# E: Unable to locate package nginx while building a dockerfile.</text:p>
          </table:table-cell>
          <table:table-cell table:number-columns-repeated="16382"/>
        </table:table-row>
        <table:table-row table:style-name="ro2">
          <table:table-cell table:number-columns-repeated="16384"/>
        </table:table-row>
        <table:table-row table:style-name="ro3">
          <table:table-cell office:value-type="string" table:style-name="ce3">
            <text:p>18/9/2018</text:p>
          </table:table-cell>
          <table:table-cell office:value-type="string" table:style-name="ce4">
            <text:p>Toubleshooted the issue# <text:s/>Another application is holding yum lock .. by removing the file yum.pid in /var/run/</text:p>
            <text:p>Troubleshooted the issue# E: Unable to locate package nginx while building a dockerfile.</text:p>
            <text:p>Build a docker image (Apache webserver) successfully by,</text:p>
            <text:p>Creating a dockerfile using the given instructions.</text:p>
            <text:p>Building the docker image from the dockerfile.</text:p>
            <text:p>Running the docker container and checked the status of the launched docker container.</text:p>
            <text:p>Checked the web browser for the apache webserver.</text:p>
          </table:table-cell>
          <table:table-cell table:number-columns-repeated="16382"/>
        </table:table-row>
        <table:table-row table:style-name="ro2">
          <table:table-cell table:number-columns-repeated="16384"/>
        </table:table-row>
        <table:table-row table:style-name="ro3">
          <table:table-cell office:value-type="string" table:style-name="ce3">
            <text:p>19/9/2018</text:p>
          </table:table-cell>
          <table:table-cell office:value-type="string" table:style-name="ce4">
            <text:p>Done mapping of the ports for running the webserver in the browser.</text:p>
            <text:p>Done documentation on the scenario building apache webserver image from the dockerfile</text:p>
            <text:p>By creating dockerfile using the docker instructions to install apache webserver.</text:p>
            <text:p>Explained docker instructions used in the dockerfile.</text:p>
            <text:p>On how to build the docker image from the dockerfile using docker command.</text:p>
            <text:p>How to run the docker container and how to check the status of the launched docker container.</text:p>
            <text:p>How to check the web browser for the apache webserver.</text:p>
          </table:table-cell>
          <table:table-cell table:number-columns-repeated="16382"/>
        </table:table-row>
        <table:table-row table:style-name="ro2">
          <table:table-cell table:number-columns-repeated="16384"/>
        </table:table-row>
        <table:table-row table:style-name="ro7">
          <table:table-cell office:value-type="string" table:style-name="ce3">
            <text:p>20/9/2018</text:p>
          </table:table-cell>
          <table:table-cell office:value-type="string" table:style-name="ce4">
            <text:p>Worked with the dockerfiles to know the differences between CMD and ENTRYPOINT instructions.</text:p>
            <text:p>Created two dockerfiles, one file with CMD instruction and the other with ENTRYPOINT instruction.</text:p>
            <text:p>Images are built and also created tags using "docker build -t cmdchk:latest ." and "docker build -t epchk:latest ."</text:p>
            <text:p>Tested the containers with newly created images.</text:p>
            <text:p>Checked the logs of newly created containers to ensure the application script has run or not</text:p>
            <text:p>Again ran the new containers by passing the argument "date" and once again tested the logs to check the differences.</text:p>
          </table:table-cell>
          <table:table-cell table:number-columns-repeated="16382"/>
        </table:table-row>
        <table:table-row table:style-name="ro2">
          <table:table-cell table:number-columns-repeated="16384"/>
        </table:table-row>
        <table:table-row table:style-name="ro7">
          <table:table-cell office:value-type="string" table:style-name="ce3">
            <text:p>21/9/2018</text:p>
          </table:table-cell>
          <table:table-cell office:value-type="string" table:style-name="ce4">
            <text:p>Done documentation on the following,<text:s/></text:p>
            <text:p>What is the usage of CMD instruction and ENTRYPOINT instruction explained indetailed ?<text:s text:c="2"/></text:p>
            <text:p>What are the declarations that can be made in CMD and ENTRYPOINT instructions in shell form and executable form?</text:p>
            <text:p>How to create the scripts using CMD instruction and ENTRYPOINT instuction to show the difference between them ?</text:p>
            <text:p>How to built the scripts and how to create the tags and containers by running them ?</text:p>
            <text:p>To check the logs and also how to pass an argument to the instructions inorder to the know the complete difference between the instructions.</text:p>
          </table:table-cell>
          <table:table-cell table:number-columns-repeated="16382"/>
        </table:table-row>
        <table:table-row table:style-name="ro2">
          <table:table-cell table:number-columns-repeated="16384"/>
        </table:table-row>
        <table:table-row table:style-name="ro7">
          <table:table-cell office:value-type="string" table:style-name="ce3">
            <text:p>24/9/2018</text:p>
          </table:table-cell>
          <table:table-cell office:value-type="string" table:style-name="ce4">
            <text:p>Working with the scenario integrating IBM Integration Bus with the docker.</text:p>
            <text:p>Pulled the latest IIB image from the docker hub where the image contains a full runtime installation of IBM Integration Bus.</text:p>
            <text:p>Ran the new container of the IBM Integration Bus (IIB) image by accepting the license and exposing the port.</text:p>
            <text:p>Created a broker and a default integration server by running the IIB container.</text:p>
            <text:p>Basing on the container name, searched for and got the ip address by using the docker inspect command.</text:p>
            <text:p>Browsed using the IP address and the port number and the GUI of IBM Integration Bus is opened in the browser.</text:p>
          </table:table-cell>
          <table:table-cell table:number-columns-repeated="16382"/>
        </table:table-row>
        <table:table-row table:style-name="ro2">
          <table:table-cell table:number-columns-repeated="16384"/>
        </table:table-row>
        <table:table-row table:style-name="ro6">
          <table:table-cell office:value-type="string" table:style-name="ce3">
            <text:p>25/9/2018</text:p>
          </table:table-cell>
          <table:table-cell office:value-type="string" table:style-name="ce4">
            <text:p>For the scenario integrating docker and IBM Integration bus, I have done with the following steps,</text:p>
            <text:p>Created a message flow in IBM Integration Bus and generated a bar file in the toolkit.</text:p>
            <text:p>Opened the WEB UI of IIB in the browser by typing the docker client IP address along with port number where docker is installed.</text:p>
            <text:p>Deployed the bar file in the WEB UI of IBM Integration Bus.</text:p>
            <text:p>Troubleshooting the issue "Deployment of the bar file of webservices message flow to default server has failed".</text:p>
          </table:table-cell>
          <table:table-cell table:number-columns-repeated="16382"/>
        </table:table-row>
        <table:table-row table:style-name="ro2">
          <table:table-cell table:number-columns-repeated="16384"/>
        </table:table-row>
        <table:table-row table:style-name="ro7">
          <table:table-cell office:value-type="string" table:style-name="ce3">
            <text:p>26/9/2018</text:p>
          </table:table-cell>
          <table:table-cell office:value-type="string" table:style-name="ce4">
            <text:p>Done documentation on the following like,</text:p>
            <text:p>How to pull the latest IIB image from the docker hub where the image contains a full runtime installation of IBM Integration Bus.</text:p>
            <text:p>How to run the new container of the IBM Integration Bus (IIB) image by accepting the license and exposing the port.</text:p>
            <text:p>How to created a broker and a default integration server by running the IIB container.</text:p>
            <text:p>How to search for and get the ip address using the docker inspect command basing on the respective container name.</text:p>
            <text:p>How to browse the GUI of IBM Integration Bus in the browser using the IP address and the port number.</text:p>
          </table:table-cell>
          <table:table-cell table:number-columns-repeated="16382"/>
        </table:table-row>
        <table:table-row table:style-name="ro2">
          <table:table-cell table:number-columns-repeated="16384"/>
        </table:table-row>
        <table:table-row table:style-name="ro9">
          <table:table-cell office:value-type="string" table:style-name="ce3">
            <text:p>27/9/2018</text:p>
          </table:table-cell>
          <table:table-cell office:value-type="string" table:style-name="ce4">
            <text:p>Resolved the following issue,</text:p>
            <text:p>Error response from daemon: devmapper: Error mounting '/dev/mapper/docker-8:3-269536477-cd6732d0edad34d1b5b48234d7c2f839c69f1c735f7994226d50a70c2d4be008' on '/var/lib/docker/devicemapper/mnt/cd6732d0edad34d1b5b48234d7c2f839c69f1c735f7994226d50a70c2d4be008'. fstype=xfs options=nouuid,context="system_u:object_r:svirt_sandbox_file_t:s0:c352,c373": structure needs cleaning</text:p>
            <text:p>&lt;1&gt;[ <text:s/>254.847093] XFS (dm-1): metadata I/O error: block 0x521580 ("xlog_recover_do..(read#2)") error 117 numblks 16</text:p>
            <text:p>&lt;4&gt;[ <text:s/>254.847568] XFS (dm-1): log mount/recovery failed: error 117</text:p>
            <text:p>&lt;4&gt;[ <text:s/>254.847744] XFS (dm-1): log mount failed</text:p>
            <text:p>Error: failed to start containers: 70f5574d8b11</text:p>
            <text:p>Troubleshooting the issue The deployment of a BAR file to the default server has failed BIP2087 in IIB while integrating with the docker.</text:p>
          </table:table-cell>
          <table:table-cell table:number-columns-repeated="16382"/>
        </table:table-row>
        <table:table-row table:style-name="ro2">
          <table:table-cell table:number-columns-repeated="16384"/>
        </table:table-row>
        <table:table-row table:style-name="ro6">
          <table:table-cell office:value-type="string" table:style-name="ce3">
            <text:p>28/9/2018</text:p>
          </table:table-cell>
          <table:table-cell office:value-type="string" table:style-name="ce4">
            <text:p>Solving the issue for deploying the bar file in run time environment of iib,</text:p>
            <text:p>To test the deployment of the bar file, have created a new node and a new integration server and deployed the bar file.</text:p>
            <text:p>Tested deploying the bar file by creating another docker image and also tested by deploying other bar files.</text:p>
            <text:p>Started the container and then ran ibm integration commands by issuing the docker exec command in the respective container.</text:p>
            <text:p>Ran a new container for ibm integration bus along with the arguments broker and server.</text:p>
          </table:table-cell>
          <table:table-cell table:number-columns-repeated="16382"/>
        </table:table-row>
        <table:table-row table:number-rows-repeated="1048549" table:style-name="ro2">
          <table:table-cell table:number-columns-repeated="16384"/>
        </table:table-row>
      </table:table>
      <table:table table:name="Oct" table:style-name="ta3">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5">
          <table:table-cell office:value-type="date" office:date-value="2018-01-10T00:00:00" table:style-name="ce3">
            <text:p>1/10/2018</text:p>
          </table:table-cell>
          <table:table-cell office:value-type="string" table:style-name="ce4">
            <text:p>Deployed the bar file successfully in the integration server that is run time environment of ibm integration bus WEBUI.</text:p>
            <text:p>As per the requirement and the scenario docker and iib integration, have installed the toolkit ibm integration bus fix pack.</text:p>
            <text:p>Resolving the following issue:</text:p>
            <text:p>mqsiprofile has not been run in this environment: LocalIAPIConnect (Not found in java.library.path)<text:s/></text:p>
            <text:p>Check that,<text:s/></text:p>
            <text:p><text:s/>1. The integration node is running.</text:p>
            <text:p><text:s/>2. The TCP/IP port used by the integration node's web user interface is active.</text:p>
            <text:p><text:s/>3. The integration node name provided in the connection details matches the name of the integration node if the node is remote.</text:p>
          </table:table-cell>
          <table:table-cell table:number-columns-repeated="16382"/>
        </table:table-row>
        <table:table-row table:style-name="ro2">
          <table:table-cell table:number-columns-repeated="16384"/>
        </table:table-row>
        <table:table-row table:style-name="ro6">
          <table:table-cell office:value-type="date" office:date-value="2018-02-10T00:00:00" table:style-name="ce3">
            <text:p>2/10/2018</text:p>
          </table:table-cell>
          <table:table-cell office:value-type="string" table:style-name="ce4">
            <text:p>Created an application with HTTP nodes in IBM integration bus toolkit.</text:p>
            <text:p>Deployed the new application in the run time environment of IBM integration bus web UI integrated with docker.</text:p>
            <text:p>Turned the flow statistics on for the resource and checked the messsage flow and flow details in the statistics.</text:p>
            <text:p>Configured the remote integration node by providing the connection details of the host.</text:p>
            <text:p>Troubleshooting the issue mqsiprofile has not been run in this environment: LocalIAPIConnect (Not found in java.library.path) while connecting to the remote integration node.</text:p>
          </table:table-cell>
          <table:table-cell table:number-columns-repeated="16382"/>
        </table:table-row>
        <table:table-row table:style-name="ro4">
          <table:table-cell table:style-name="ce3"/>
          <table:table-cell table:style-name="ce4"/>
          <table:table-cell table:number-columns-repeated="16382"/>
        </table:table-row>
        <table:table-row table:style-name="ro5">
          <table:table-cell office:value-type="date" office:date-value="2018-03-10T00:00:00" table:style-name="ce3">
            <text:p>3/10/2018</text:p>
          </table:table-cell>
          <table:table-cell office:value-type="string" table:style-name="ce4">
            <text:p>Successfully done working with the POC i.e., integrating Docker and IBM Integration Bus (IIB)</text:p>
            <text:p>Resolved the follwoing issues:</text:p>
            <text:p>Issue#Error getting response; org.apache.http.conn.HttpHostConnectException to given url is refused</text:p>
            <text:p>Isuue#Error getting response: java.net.SocketTimeoutException: Read timed out</text:p>
            <text:p>Downloaded and Installed SoapUI on CentOS using Shell script.</text:p>
            <text:p>Created a new Rest project in SoapUI to test the restful web service of an application which is deployed in the docker WEB UI.</text:p>
            <text:p>Using the docker host ip and the port assigned to the network application, gave a hit to an IIB application present in docker's run time environment got the response from docker WEB UI.</text:p>
          </table:table-cell>
          <table:table-cell table:number-columns-repeated="16382"/>
        </table:table-row>
        <table:table-row table:style-name="ro2">
          <table:table-cell table:number-columns-repeated="16384"/>
        </table:table-row>
        <table:table-row table:style-name="ro3">
          <table:table-cell office:value-type="date" office:date-value="2018-04-10T00:00:00" table:style-name="ce3">
            <text:p>4/10/2018</text:p>
          </table:table-cell>
          <table:table-cell office:value-type="string" table:style-name="ce4">
            <text:p>Doing the documentation on how the Docker and IBM Integration Bus (IIB) are integrated (in CentOS 7)</text:p>
            <text:p>Steps to pull the latest iib image from docker hub and view the image using docker command.</text:p>
            <text:p>Steps on how to run a container with default configuration and view the containers list that are running.</text:p>
            <text:p>Steps for connecting to the Node's web user interface and mapping to the ports.</text:p>
            <text:p>Steps on how to view and issue the docker host ip and port on the browser to view the run time environment WEB UI of IIB.</text:p>
            <text:p>Steps for creating a new application in IBM integration toolkit 10.0.0.11 and develop a message flow in the application containing HTTP nodes.</text:p>
            <text:p>Steps for configuring the node properties in the message flow and creating a bar file for the application in the IBM integration toolkit.</text:p>
          </table:table-cell>
          <table:table-cell table:number-columns-repeated="16382"/>
        </table:table-row>
        <table:table-row table:style-name="ro2">
          <table:table-cell table:number-columns-repeated="16384"/>
        </table:table-row>
        <table:table-row table:style-name="ro5">
          <table:table-cell office:value-type="date" office:date-value="2018-05-10T00:00:00" table:style-name="ce3">
            <text:p>5/10/2018</text:p>
          </table:table-cell>
          <table:table-cell office:value-type="string" table:style-name="ce4">
            <text:p>Completed doing the documentation work on how the Docker and IBM Integration Bus (IIB) are integrated (on CentOS 7)</text:p>
            <text:p>Steps for deploying the generated bar file in the WEB UI of IIB.</text:p>
            <text:p>Steps on how to reslove the issues if the bar file deployment was not successful.</text:p>
            <text:p>Steps for Downloading and installing the SoapUI via shell script on CentOS 7.</text:p>
            <text:p>Post installation steps to launch the SoapUI.</text:p>
            <text:p>Steps to create a new rest project in SoapUI and save the projects.<text:s/></text:p>
            <text:p>Steps on how to hit the message flow using the url and get the response from the docker.</text:p>
            <text:p>Steps on how do I resolve the issues regarding SoapUI that I have faced while working with the scenario.</text:p>
          </table:table-cell>
          <table:table-cell table:number-columns-repeated="16382"/>
        </table:table-row>
        <table:table-row table:style-name="ro2">
          <table:table-cell table:number-columns-repeated="16384"/>
        </table:table-row>
        <table:table-row table:style-name="ro6">
          <table:table-cell office:value-type="date" office:date-value="2018-08-10T00:00:00" table:style-name="ce3">
            <text:p>8/10/2018</text:p>
          </table:table-cell>
          <table:table-cell office:value-type="string" table:style-name="ce4">
            <text:p>Got to know regarding few other docker instructions and working with the following docker port commands,</text:p>
            <text:p>How to view a list of the ports defined on a container and lists all port mappings or a specific mapping for a Docker container.</text:p>
            <text:p>The instruction EXPOSE which tells about Docker the running container listens on specific network ports.<text:s/></text:p>
            <text:p>How to publish the ports and how to map them to the docker host.</text:p>
            <text:p>Getting to know about the docker compose expose versus ports.</text:p>
          </table:table-cell>
          <table:table-cell table:number-columns-repeated="16382"/>
        </table:table-row>
        <table:table-row table:style-name="ro2">
          <table:table-cell table:number-columns-repeated="16384"/>
        </table:table-row>
        <table:table-row table:style-name="ro3">
          <table:table-cell office:value-type="date" office:date-value="2018-09-10T00:00:00" table:style-name="ce3">
            <text:p>9/10/2018</text:p>
          </table:table-cell>
          <table:table-cell office:value-type="string" table:style-name="ce4">
            <text:p>Worked with the optional arguments of docker run command such as,</text:p>
            <text:p>Used option --name to assign a name to the container with an image name.</text:p>
            <text:p>Used option --rm like the bash command rm it removes the container, but when it exits.</text:p>
            <text:p>Used option -i short, for -interactive ensures STDIN is kept open even if not attached to the running container</text:p>
            <text:p>Used option -t that is referenced with -tty, starts an interactive bash shell in the container</text:p>
            <text:p>Got to know the importance of docker compose which is used to run multiple containers as a single service.</text:p>
            <text:p>Working with docker exec command and with its options to run a command in an existing container.</text:p>
          </table:table-cell>
          <table:table-cell table:number-columns-repeated="16382"/>
        </table:table-row>
        <table:table-row table:style-name="ro2">
          <table:table-cell table:number-columns-repeated="16384"/>
        </table:table-row>
        <table:table-row table:style-name="ro7">
          <table:table-cell office:value-type="date" office:date-value="2018-10-10T00:00:00" table:style-name="ce3">
            <text:p>10/10/2018</text:p>
          </table:table-cell>
          <table:table-cell office:value-type="string" table:style-name="ce4">
            <text:p>Working with the scenario DOCKER NGINX WEB SERVER - FILE SHARING/COPYING &amp; DOCKERFILE<text:s text:c="2"/></text:p>
            <text:p>Searched for and pulled the Nginx official image from Docker Hub.</text:p>
            <text:p>Created an instance of Nginx in a Docker container by using the default configuration.</text:p>
            <text:p>Verified that the container was created and is running or not and also checked the port mappings using docker command.</text:p>
            <text:p>Verified whether Nginx is running by making an HTTP request to the port 32768 in the browser by issuing docker host IP.</text:p>
            <text:p>Nginx web server is successfully installed and container is up and running as the welcome page of ngnix is displayed.</text:p>
          </table:table-cell>
          <table:table-cell table:number-columns-repeated="16382"/>
        </table:table-row>
        <table:table-row table:style-name="ro2">
          <table:table-cell table:number-columns-repeated="16384"/>
        </table:table-row>
        <table:table-row table:style-name="ro6">
          <table:table-cell office:value-type="date" office:date-value="2018-11-10T00:00:00" table:style-name="ce3">
            <text:p>11/10/2018</text:p>
          </table:table-cell>
          <table:table-cell office:value-type="string" table:style-name="ce4">
            <text:p>Working with Nginx web server further to keep the content and configuration on the Docker Host.</text:p>
            <text:p>Mounted a local directory on the Docker host to a directory in the container.</text:p>
            <text:p>Provided a docker run command with option 'ro' to make a change to the files in the local directories on the Docker host are reflected in the container.</text:p>
            <text:p>Created a html page with the message "Welcome to ngnix - from docker host machine".</text:p>
            <text:p>Troubleshooting the error 403 forbidden in the ngnix web server while browsed the url using docker host IP and with the mapped port.</text:p>
          </table:table-cell>
          <table:table-cell table:number-columns-repeated="16382"/>
        </table:table-row>
        <table:table-row table:style-name="ro2">
          <table:table-cell table:number-columns-repeated="16384"/>
        </table:table-row>
        <table:table-row table:style-name="ro6">
          <table:table-cell office:value-type="date" office:date-value="2018-12-10T00:00:00" table:style-name="ce3">
            <text:p>12/10/2018</text:p>
          </table:table-cell>
          <table:table-cell office:value-type="string" table:style-name="ce4">
            <text:p>Resolving the error 403 by using the below steps in the ngnix web server to view the welcome page when its url is browsed</text:p>
            <text:p>Copied the content and configuration files from a local directory on the Docker host when created the container.</text:p>
            <text:p>Created a Dockerfile from the base image i.e., Nginx image which is pulled from the Docker Hub.<text:s/></text:p>
            <text:p>Used docker build command to generate the docker image from the Dockerfile.</text:p>
            <text:p>Verifying the Dockerfile which is pulled from the docker hub as docker image is not build from the docker file.</text:p>
          </table:table-cell>
          <table:table-cell table:number-columns-repeated="16382"/>
        </table:table-row>
        <table:table-row table:style-name="ro2">
          <table:table-cell table:number-columns-repeated="16384"/>
        </table:table-row>
        <table:table-row table:style-name="ro7">
          <table:table-cell office:value-type="string" table:style-name="ce3">
            <text:p>15/10/2018</text:p>
          </table:table-cell>
          <table:table-cell office:value-type="string" table:style-name="ce4">
            <text:p>Troubleshooting the issue that the docker image is not built from the docker file when pulled it from the docker hub.</text:p>
            <text:p>Created new directories from dockerfile using docker command RUN instruction to cope up with the above issue.</text:p>
            <text:p>Also copied the files from one directory to the other directory using the following docker instructions,</text:p>
            <text:p>Wrote a docker file using WORKDIR instruction to create sub directories within a directory.</text:p>
            <text:p>Also used the docker instruction COPY and wrote a docker file to copy the content of file from one directory to the other.</text:p>
            <text:p>Worked with the docker instuction ADD to copy a single file to the docker image.</text:p>
          </table:table-cell>
          <table:table-cell table:number-columns-repeated="16382"/>
        </table:table-row>
        <table:table-row table:style-name="ro2">
          <table:table-cell table:number-columns-repeated="16384"/>
        </table:table-row>
        <table:table-row table:style-name="ro6">
          <table:table-cell office:value-type="string" table:style-name="ce3">
            <text:p>16/10/2018</text:p>
          </table:table-cell>
          <table:table-cell office:value-type="string" table:style-name="ce4">
            <text:p>Done the documentation on the scenario to show the steps for setting up the Nginx web sever on Docker.</text:p>
            <text:p>Prerequisites required to know about the scenario like what is a web server, web server on hardware and software?</text:p>
            <text:p>A brief explanation on the creation of static and dynamic web servers with an example diagram how request is sent and received the response from the http server.</text:p>
            <text:p>How to pull the latest nginx image from docker hub and how the default ports that are mapped for the nginx server on docker host.</text:p>
            <text:p>How to verify that Nginx is running by making an HTTP request to the dynamically mapped port 32768 using docker host to view the default Nginx welcome page.</text:p>
          </table:table-cell>
          <table:table-cell table:number-columns-repeated="16382"/>
        </table:table-row>
        <table:table-row table:style-name="ro2">
          <table:table-cell table:number-columns-repeated="16384"/>
        </table:table-row>
        <table:table-row table:style-name="ro3">
          <table:table-cell office:value-type="string" table:style-name="ce3">
            <text:p>17/10/2018</text:p>
          </table:table-cell>
          <table:table-cell office:value-type="string" table:style-name="ce4">
            <text:p>Working with the scenario for creating and running a new instance of nginx also changing the default content in the html file.</text:p>
            <text:p>Created an nginx web server instance and bound it with the port 80 in docker host.</text:p>
            <text:p>Verified nginx web server for its default content present in the index.html file.</text:p>
            <text:p>Created a new html index file in my computer / host in local path with required content.</text:p>
            <text:p>Stopped the running container and attached the local directory that is created in the host to the nginx container.</text:p>
            <text:p>Again ran a new instance of nginx web server to create other container with modified configuration.</text:p>
            <text:p>Opened the browser and provided the details of docker host and port to check the content of newly created html file.</text:p>
          </table:table-cell>
          <table:table-cell table:number-columns-repeated="16382"/>
        </table:table-row>
        <table:table-row table:style-name="ro2">
          <table:table-cell table:number-columns-repeated="16384"/>
        </table:table-row>
        <table:table-row table:style-name="ro6">
          <table:table-cell office:value-type="string" table:style-name="ce3">
            <text:p>18/10/2018</text:p>
          </table:table-cell>
          <table:table-cell office:value-type="string" table:style-name="ce4">
            <text:p>When browsed to view the modified content in Nginx web server, it responded with 403 when the files are mounted.</text:p>
            <text:p>Troubleshooted the above mentioned issue in the following ways,</text:p>
            <text:p>Mounted the directory where the container is prsent and its contents publicly readable.</text:p>
            <text:p>Checked the permissions from inside the container as it shows correct permissions and changed them.</text:p>
            <text:p>Used curl for getting or sending files using URL syntax which is a ommand line tool.</text:p>
          </table:table-cell>
          <table:table-cell table:number-columns-repeated="16382"/>
        </table:table-row>
        <table:table-row table:style-name="ro2">
          <table:table-cell table:number-columns-repeated="16384"/>
        </table:table-row>
        <table:table-row table:style-name="ro3">
          <table:table-cell office:value-type="string" table:style-name="ce3">
            <text:p>19/10/2018</text:p>
          </table:table-cell>
          <table:table-cell office:value-type="string" table:style-name="ce4">
            <text:p>I have used curl for sending files from command line but showing the below issue,</text:p>
            <text:p>curl: (7) Failed connect to localhost:80; Connection refused</text:p>
            <text:p>Re-installed the curl tool on centos, unarchieved the zip file in appropriate directory structure and checked for the version, tool worked fine.</text:p>
            <text:p>Again tried connecting to docker using curl, then connected to the localhost of docker after starting up the container and displalyed the content from html file.</text:p>
            <text:p>Now I have changed the content in the html file and mounted files from local system to the docker's host machine and now connected to the docker using curl, static data is displayed instead of modified data.</text:p>
            <text:p>Troubleshooting the above issue inorder to display the required data from the html file after connecting to docker using curl.</text:p>
          </table:table-cell>
          <table:table-cell table:number-columns-repeated="16382"/>
        </table:table-row>
        <table:table-row table:style-name="ro2">
          <table:table-cell table:number-columns-repeated="16384"/>
        </table:table-row>
        <table:table-row table:style-name="ro6">
          <table:table-cell office:value-type="string" table:style-name="ce3">
            <text:p>22/10/2018</text:p>
          </table:table-cell>
          <table:table-cell office:value-type="string" table:style-name="ce4">
            <text:p>Mounted the files successfully from local system to the docker host machine in the process of hosting a simple web page into the ngnix container.</text:p>
            <text:p>The nginx web server has received and understood the request, but unable to take the further action as 403 is a http status code that has been occurred on the browser.</text:p>
            <text:p>Resolving it by correcting the configuration file that specifies to load the correct index file where nginx server looks for.</text:p>
            <text:p>Configured the permissions of each directory at nginx location to 755 by using the respective commands.</text:p>
            <text:p>Also configured the permissions of all files inside the directory of nginx folder to 644 by using the respective commands.</text:p>
          </table:table-cell>
          <table:table-cell table:number-columns-repeated="16382"/>
        </table:table-row>
        <table:table-row table:style-name="ro2">
          <table:table-cell table:number-columns-repeated="16384"/>
        </table:table-row>
        <table:table-row table:style-name="ro6">
          <table:table-cell office:value-type="string" table:style-name="ce3">
            <text:p>23/10/2018</text:p>
          </table:table-cell>
          <table:table-cell office:value-type="string" table:style-name="ce4">
            <text:p>Created and ran an nginx instance in docker container using interactive session with bash shell.</text:p>
            <text:p>Done working with the scenario copying files from host machine to the docker container's file system.</text:p>
            <text:p>Used docker cp command to serve for copying files and folders between Docker container and a host machine.</text:p>
            <text:p>Also worked with the scenario for copying files from a docker container to the local filesystem or host machine.</text:p>
            <text:p>Completed the documentation work on both the scenarios file copy between docker container and host machine &amp; vice versa.</text:p>
          </table:table-cell>
          <table:table-cell table:number-columns-repeated="16382"/>
        </table:table-row>
        <table:table-row table:style-name="ro2">
          <table:table-cell table:number-columns-repeated="16384"/>
        </table:table-row>
        <table:table-row table:style-name="ro7">
          <table:table-cell office:value-type="string" table:style-name="ce3">
            <text:p>24/10/2018</text:p>
          </table:table-cell>
          <table:table-cell office:value-type="string" table:style-name="ce4">
            <text:p>Done working with a scenario to deploy static website as a container and run Static Website Using Docker by,<text:s text:c="3"/></text:p>
            <text:p>Creating two files index.html file which has a static content and a dockerfile in the newly created directory.</text:p>
            <text:p>Creating a dockerfile from a base image nginx to change the location of html file from localfilesytem to the nginx web server directory.</text:p>
            <text:p>Built a docker image from the dockerfile with the name “static-app” and also tag name “v1” using docker build command.</text:p>
            <text:p>Ran the container by issuing the port number and the image name in detached mode and verified the containers list and checked docker images list.</text:p>
            <text:p>Open the browser and provide the details of docker host IP and the port that is assigned to the nginx container and the static content is displayed on the browser.</text:p>
          </table:table-cell>
          <table:table-cell table:number-columns-repeated="16382"/>
        </table:table-row>
        <table:table-row table:style-name="ro2">
          <table:table-cell table:number-columns-repeated="16384"/>
        </table:table-row>
        <table:table-row table:style-name="ro3">
          <table:table-cell office:value-type="string" table:style-name="ce3">
            <text:p>25/10/2018</text:p>
          </table:table-cell>
          <table:table-cell office:value-type="string" table:style-name="ce4">
            <text:p>Verified the logs of the docker by providing respective container name.</text:p>
            <text:p>Done documentation on the scenario on how to deploy static website as a container and run the website using Docker.</text:p>
            <text:p>Steps for creating two files index.html file and dockerfile in the newly created directory.</text:p>
            <text:p>Steps for building a docker image from the dockerfile using the base image nginx using docker instructions.</text:p>
            <text:p>Steps on how to create a new nginx instance by running the container.</text:p>
            <text:p>Steps on how to view the static content on the browser by providing the docker host IP and the port that is assigned to the nginx container.</text:p>
            <text:p>Steps to view the log files for the required event that was made on a respective container.</text:p>
          </table:table-cell>
          <table:table-cell table:number-columns-repeated="16382"/>
        </table:table-row>
        <table:table-row table:style-name="ro2">
          <table:table-cell table:number-columns-repeated="16384"/>
        </table:table-row>
        <table:table-row table:style-name="ro7">
          <table:table-cell office:value-type="string" table:style-name="ce3">
            <text:p>26/10/2018</text:p>
          </table:table-cell>
          <table:table-cell office:value-type="string" table:style-name="ce4">
            <text:p>Got to know about Redis which is an open source, BSD licensed, advanced key-value store also referred to as a data structure server.</text:p>
            <text:p>Installed docker-compose using yum command and checked for its version after installation.</text:p>
            <text:p>Pulled a docker image redis from the docker hub and verified in the list of docker images.</text:p>
            <text:p>Working with the scenario for linking the containers using docker by,</text:p>
            <text:p>Running a new redis server container "redisserver" by creating a new instance by using the image redis and verified the docker's container list.</text:p>
            <text:p>Also ran another client container "redisclient1" and linked it with the redisserver container using the flag --link.</text:p>
          </table:table-cell>
          <table:table-cell table:number-columns-repeated="16382"/>
        </table:table-row>
        <table:table-row table:style-name="ro2">
          <table:table-cell table:number-columns-repeated="16384"/>
        </table:table-row>
        <table:table-row table:style-name="ro3">
          <table:table-cell office:value-type="string" table:style-name="ce3">
            <text:p>29/10/2018</text:p>
          </table:table-cell>
          <table:table-cell office:value-type="string" table:style-name="ce4">
            <text:p>Verified the file /etc/hosts to make sure that the client container is reachable to the linked server container or not and communicate server using alias name.</text:p>
            <text:p>After linking, confirmed for the connection details by entering the (host) redis server to the client and tested the ability of the redis client to reach the redis server.</text:p>
            <text:p>Inserted few key-value pairs into the database using SET key value command and stored them in the container redisclient1 which is linked to the redisserver.</text:p>
            <text:p>Retrieved the data using GET key command, also appended few values to existing values, viewed the length of the string, set the expiry of a key using redis string commands.</text:p>
            <text:p>Ran another redis client container "redisclient2", linked it with the redisserver container using the flag --link and verified connection details same as made with "redisclient1"</text:p>
            <text:p>Retrieved the data from the container redisclient1 and displayed it in the redisclient2 by using redis string commands.</text:p>
            <text:p>Successfully done linking the containers and made the communication available among them.</text:p>
          </table:table-cell>
          <table:table-cell table:number-columns-repeated="16382"/>
        </table:table-row>
        <table:table-row table:style-name="ro2">
          <table:table-cell table:number-columns-repeated="16384"/>
        </table:table-row>
        <table:table-row table:style-name="ro3">
          <table:table-cell office:value-type="string" table:style-name="ce3">
            <text:p>30/10/2018</text:p>
          </table:table-cell>
          <table:table-cell office:value-type="string" table:style-name="ce4">
            <text:p>Doing the document work on the scenario linking the containers of redis server and the redis clients.</text:p>
            <text:p>What is the use of linking containers?</text:p>
            <text:p>What is redis, how many data types are used in redis and explained one of the data type "strings" which uses redis commands SET and GET.</text:p>
            <text:p>Steps to search for required image and pull the redis image from the docker hub, verfiy the list of docker images for the redis image.</text:p>
            <text:p>Steps to launch the server container(redisserver) from the redis image, verify the containers list, also to start the server container.</text:p>
            <text:p>Steps to run another client container(redisclient) and link it to the redisserver contianer to provide a secure channel via linked containers such that they can communicate to each other.</text:p>
            <text:p>Steps to notice the container redisserver has got associated with the redis name and steps to print out the environment variables.</text:p>
          </table:table-cell>
          <table:table-cell table:number-columns-repeated="16382"/>
        </table:table-row>
        <table:table-row table:style-name="ro2">
          <table:table-cell table:number-columns-repeated="16384"/>
        </table:table-row>
        <table:table-row table:style-name="ro7">
          <table:table-cell office:value-type="string" table:style-name="ce3">
            <text:p>31/10/2018</text:p>
          </table:table-cell>
          <table:table-cell office:value-type="string" table:style-name="ce4">
            <text:p>Completed doing document work on the scenario linking the containers of redis server and the redis clients.</text:p>
            <text:p>Explained how to enter into an existing container and execute the docker commands and how to connect redis client from it.</text:p>
            <text:p>Explained the steps on how to execute some of the standard redis commands in the client1(redisclient1) container.</text:p>
            <text:p>Explained the steps on how to create the redis client container (redisclient2) in a different terminal by linking it to the server container.</text:p>
            <text:p>Steps to connect to the redis server via alias name that is specified given in the --link flag while launching the container.</text:p>
            <text:p>Steps to retrieve the data in the current client container (redisclient2) from the first client container (redisclient1) that is stored in string key / value pair format.</text:p>
          </table:table-cell>
          <table:table-cell table:number-columns-repeated="16382"/>
        </table:table-row>
        <table:table-row table:number-rows-repeated="1048529" table:style-name="ro2">
          <table:table-cell table:number-columns-repeated="16384"/>
        </table:table-row>
      </table:table>
      <table:table table:name="Nov" table:style-name="ta3">
        <table:table-column table:style-name="co1" table:default-cell-style-name="ce1"/>
        <table:table-column table:style-name="co9"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01-11T00:00:00" table:style-name="ce3">
            <text:p>1/11/2018</text:p>
          </table:table-cell>
          <table:table-cell office:value-type="string" table:style-name="ce4">
            <text:p>Working with the scenario regarding volumes to persist the data and also to share the data between containers.</text:p>
            <text:p>For this scenario, I have pulled the docker image ubuntu from the docker hub account.</text:p>
            <text:p>Created a volume in the container(container1) such that I would be able to access it from the required container.</text:p>
            <text:p>Ran a new docker container and created a new directory /myvolume in /var folder of ubuntu.</text:p>
            <text:p>Used -v flag while creating the container which is needed for mapping the containers on the host machine.</text:p>
            <text:p>Created a volume in the container(container1) and entered into the container also created a new file with some content in the newly created volume.</text:p>
          </table:table-cell>
          <table:table-cell table:number-columns-repeated="16382"/>
        </table:table-row>
        <table:table-row table:style-name="ro2">
          <table:table-cell table:number-columns-repeated="16384"/>
        </table:table-row>
        <table:table-row table:style-name="ro9">
          <table:table-cell office:value-type="date" office:date-value="2018-02-11T00:00:00" table:style-name="ce3">
            <text:p>2/11/2018</text:p>
          </table:table-cell>
          <table:table-cell office:value-type="string" table:style-name="ce4">
            <text:p>Opened a new terminal and created a volume in a new container(named container2) and ran it without exiting the old terminal.</text:p>
            <text:p>Navigated to the location where volume is created /var/myvolume in ubuntu, listed for the files and there displayed the file which is created in the first container(container1).</text:p>
            <text:p>Verifying whether the file is shared from container's1 volume to the container's2 volume or not by opening the file and checked for the content.<text:s/></text:p>
            <text:p>We can see the same file with the same content opened in the container2 same as it is in the container1, again modified the file by adding some content to the same file, saved the data and closed the file.</text:p>
            <text:p>Moved to the other terminal which is having container1 and once again moved to the same location to verify the reflected data from the container2 for the content whether updated or not.</text:p>
            <text:p>Used the option --volumes-from with the name of the first container at run time for accessing the volume from one container to the other.</text:p>
            <text:p>Successfully worked with the scenario by creating the volumes and accessing them in the containers also by sharing the data between the containers.</text:p>
          </table:table-cell>
          <table:table-cell table:number-columns-repeated="16382"/>
        </table:table-row>
        <table:table-row table:style-name="ro2">
          <table:table-cell table:number-columns-repeated="16384"/>
        </table:table-row>
        <table:table-row table:style-name="ro3">
          <table:table-cell office:value-type="date" office:date-value="2018-05-11T00:00:00" table:style-name="ce3">
            <text:p>5/11/2018</text:p>
          </table:table-cell>
          <table:table-cell office:value-type="string" table:style-name="ce4">
            <text:p>Done documentation on the scenario sharing directories/folders/volumes between containers and share data between the containers.</text:p>
            <text:p>Why volumes came into the existence? What is the use of volumes ? Advantages of volumes and few examples of the volume usage.</text:p>
            <text:p>Steps for pulling the ubuntu image from the docker hub account.<text:s/></text:p>
            <text:p>Steps to run a container by using the docker image with -v flag to create and map volumes between containers.</text:p>
            <text:p>Steps to create a new volume and a new file in the volume, opened a new terminal and created a container using the option --volumes-from inorder to share the data from one container to the other container.</text:p>
            <text:p>Steps on how to open and check the shared volumes and files in the second container, modify the shared file in second container, cross check it in the first container.</text:p>
          </table:table-cell>
          <table:table-cell table:number-columns-repeated="16382"/>
        </table:table-row>
        <table:table-row table:style-name="ro2">
          <table:table-cell table:number-columns-repeated="16384"/>
        </table:table-row>
        <table:table-row table:style-name="ro3">
          <table:table-cell office:value-type="date" office:date-value="2018-06-11T00:00:00" table:style-name="ce3">
            <text:p>6/11/2018</text:p>
          </table:table-cell>
          <table:table-cell office:value-type="string" table:style-name="ce4">
            <text:p>Working with and getting to know about the steps in docker compose workflow.</text:p>
            <text:p>Steps to define each service in a Dockerfile.</text:p>
            <text:p>Steps to define the services and their relation to each other in the docker-compose.yml file.</text:p>
            <text:p>Created two applications app1 and app2 in docker terminal.</text:p>
            <text:p>Now in the app1, I have created two services, service1 and service2. Created one dockerfile in one service and other dockerfile in another service.</text:p>
            <text:p>Built the dockerfile in the service1 and troubleshooting the below issue while running an instance from the docker image.</text:p>
            <text:p>#Error response from daemon: oci runtime error: container_linux.go:247: starting container process caused "exec: \"echo\": executable file not found in $PATH".</text:p>
          </table:table-cell>
          <table:table-cell table:number-columns-repeated="16382"/>
        </table:table-row>
        <table:table-row table:style-name="ro2">
          <table:table-cell table:number-columns-repeated="16384"/>
        </table:table-row>
        <table:table-row table:style-name="ro3">
          <table:table-cell office:value-type="date" office:date-value="2018-07-11T00:00:00" table:style-name="ce3">
            <text:p>7/11/2018</text:p>
          </table:table-cell>
          <table:table-cell office:value-type="string" table:style-name="ce4">
            <text:p>Resolved the below issue,</text:p>
            <text:p>#Error response from daemon: oci runtime error: container_linux.go:247: starting container process caused "exec: \"echo\": executable file not found in $PATH".</text:p>
            <text:p>Created a dockerfile in the second service by using the base image nginx and modified the dockerfile from the first service in application1.</text:p>
            <text:p>Built both the docker files successfully in their respective services in app1 directory and ran the services by using the base images ubuntu and nginx respectively.</text:p>
            <text:p>Similarly, created an application and service in it with the dockerfile which uses the base image redis.</text:p>
            <text:p>Created the docker-compose.yml files with the services in app1 and app2 directories.</text:p>
            <text:p>Ran the docker command #docker-compose up where the compose is used to start and run the entire application.<text:s/></text:p>
          </table:table-cell>
          <table:table-cell table:number-columns-repeated="16382"/>
        </table:table-row>
        <table:table-row table:style-name="ro2">
          <table:table-cell table:number-columns-repeated="16384"/>
        </table:table-row>
        <table:table-row table:style-name="ro7">
          <table:table-cell office:value-type="date" office:date-value="2018-08-11T00:00:00" table:style-name="ce3">
            <text:p>8/11/2018</text:p>
          </table:table-cell>
          <table:table-cell office:value-type="string" table:style-name="ce4">
            <text:p>Working with a sample example to combine the docker containers using docker-compose tool with redis layer which is a data structure storage and web layer, a regular web application.</text:p>
            <text:p>Installed pip, a powerful tool that helps to manage distribution packages in Python properly .</text:p>
            <text:p>Used flask, a good python web microframework focuses on the modularity of code base and redis is a key-value datastore used as a database.</text:p>
            <text:p>Created four files python file, docker file, requirements files which contains the list to be installed and a docker-compose file with yaml script in a new directory composetest.</text:p>
            <text:p>Used the docker compose up command to start the entire application.</text:p>
            <text:p>Solved the issue #ERROR: Service 'web' failed to build and troubleshooting the issue #python: can't open the file 'app.py'.</text:p>
          </table:table-cell>
          <table:table-cell table:number-columns-repeated="16382"/>
        </table:table-row>
        <table:table-row table:style-name="ro2">
          <table:table-cell table:number-columns-repeated="16384"/>
        </table:table-row>
        <table:table-row table:style-name="ro7">
          <table:table-cell office:value-type="date" office:date-value="2018-09-11T00:00:00" table:style-name="ce3">
            <text:p>9/11/2018</text:p>
          </table:table-cell>
          <table:table-cell office:value-type="string" table:style-name="ce4">
            <text:p>Troubleshooting the issue #python: can't open the file 'app.py' while trying to combine the web application and a data structure.</text:p>
            <text:p>Changed the permissions of the python file app.py to make the file executable.</text:p>
            <text:p>Modified the application "app.py" for the SyntaxError: invalid syntax while calling the function and changed the syntax.<text:s/></text:p>
            <text:p>Verified the error and resolved the issue #IndentationError: unexpected indent by updating the app.py application, debugged and ran the aaplication.</text:p>
            <text:p>Built the dockerfile successfully which picks up the python image that calls the requirements file to install the flask and redis recursively using option -r.</text:p>
            <text:p>Also updated the docker compose file by removing the volumes section and not storing the data in the current directory and no back up provided for the containers.</text:p>
          </table:table-cell>
          <table:table-cell table:number-columns-repeated="16382"/>
        </table:table-row>
        <table:table-row table:style-name="ro2">
          <table:table-cell table:number-columns-repeated="16384"/>
        </table:table-row>
        <table:table-row table:style-name="ro3">
          <table:table-cell office:value-type="date" office:date-value="2018-12-11T00:00:00" table:style-name="ce3">
            <text:p>12/11/2018</text:p>
          </table:table-cell>
          <table:table-cell office:value-type="string" table:style-name="ce4">
            <text:p>Troubleshooted the following issues when working with the docker-compose.yml file,</text:p>
            <text:p>#ERROR: yaml.scanner.ScannerError: mapping values are not allowed</text:p>
            <text:p>While Building service1 #ERROR: Cannot locate specified Dockerfile: Dockerfile</text:p>
            <text:p>Working with the scenario, linking of containers redis and flask using docker-compose tool to cope up the following warnings,</text:p>
            <text:p>#1 WARNING overcommit_memory is set to 0! Background save may fail under low memory condition.</text:p>
            <text:p>#2 WARNING: The TCP backlog setting of 511 cannot be enforced because /proc/sys/net/core/somaxconn is set to the lower value of 128.</text:p>
            <text:p>#3 WARNING you have Transparent Huge Pages (THP) support enabled in your kernel. This will create latency and memory usage issues with Redis.</text:p>
          </table:table-cell>
          <table:table-cell table:number-columns-repeated="16382"/>
        </table:table-row>
        <table:table-row table:number-rows-repeated="104855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Manasa Dodda</dc:creator>
    <meta:creation-date>2009-04-16T11:32:48Z</meta:creation-date>
    <dc:date>2018-11-12T16:54:38Z</dc:date>
    <meta:editing-cycles>2</meta:editing-cycles>
    <meta:editing-duration>PT322S</meta:editing-duration>
    <meta:user-defined meta:name="Info 1"/>
    <meta:user-defined meta:name="Info 2"/>
    <meta:user-defined meta:name="Info 3"/>
    <meta:user-defined meta:name="Info 4"/>
  </office:meta>
</office:document-meta>
</file>